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602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452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0.2173in"/>
    </style:style>
    <style:style style:name="co10" style:family="table-column">
      <style:table-column-properties fo:break-before="auto" style:column-width="0.2925in"/>
    </style:style>
    <style:style style:name="co11" style:family="table-column">
      <style:table-column-properties fo:break-before="auto" style:column-width="3.1307in"/>
    </style:style>
    <style:style style:name="co12" style:family="table-column">
      <style:table-column-properties fo:break-before="auto" style:column-width="0.3673in"/>
    </style:style>
    <style:style style:name="co13" style:family="table-column">
      <style:table-column-properties fo:break-before="auto" style:column-width="1.672in"/>
    </style:style>
    <style:style style:name="co14" style:family="table-column">
      <style:table-column-properties fo:break-before="auto" style:column-width="1.5327in"/>
    </style:style>
    <style:style style:name="co15" style:family="table-column">
      <style:table-column-properties fo:break-before="auto" style:column-width="1.8756in"/>
    </style:style>
    <style:style style:name="co16" style:family="table-column">
      <style:table-column-properties fo:break-before="auto" style:column-width="2.1118in"/>
    </style:style>
    <style:style style:name="co17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1.6402in"/>
    </style:style>
    <style:style style:name="co19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ato Mediu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ato Medium"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s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ubhatobyañjanak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ā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āmanussatiracchānagat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anussitthimanuss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anuss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racchānagat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racchānagatitthipaṇḍak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aubhatobyañjanako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thiubhatobyañjanakaitthiy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isaubhatobyañjanakapuri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isaubhatobyañjanakassa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o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apaṇḍakaubhatobyañjanakatiracchānagatapurisāda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ubhatobyañjanakādī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oti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ānaṁ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ṇḍakatiracchānagataubhatobyañjanak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vatthukathāvaṇṇanā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ss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thiubhatobyañjanakassa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thiubhatobyañjanako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isaubhatobyañjanako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pariyant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upajjhāyapariyosānesu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ṇḍakatiracchānagataubhatobyañjanakāna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āsī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ṁ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ssa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ccabadhirajaccamūgajaccajaḷajaccummattakapaṇḍakaubhatobyañjanakanapuṁsakamammādī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vatthukathā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esu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thiubhatobyañjanakot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paṇḍakapurisānam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thipurisapaṇḍakaubhatobyañjanakavas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anussitthitiracchānagatitthiamanussubhatobyañjanakādīnam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thipurisapaṇḍak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thipurisapaṇḍakaubhatobyañjanak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thiubhatobyañjanak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isaubhatobyañjanakapaṇḍak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apurisaamanussapaṇḍakaubhatobyañjanakatiracchānagatapurisāda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isaubhatobyañjanakoti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ssane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ṅghagaṇapaṇḍakatheyyasaṁvāsakatitthiyapakkantakatiracchānagatamātupituarahantaghātakabhikkhunidūsakasaṅghabhedakalohituppādakaubhatobyañjanakasaṅkhāteh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āsī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ās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upajjhāyapariyosānesu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ccandhajaccabadhirajaccummattakanapuṁsakaubhatobyañjanakāda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isaubhatobyañjanak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aubhatobyañjanakādīnaṁ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hituppādak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o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ubhatobyañjanak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anussubhatobyañjanak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racchānagatubhatobyañjanak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ubhatobyañjanakass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anussubhatobyañjanakass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racchānagatubhatobyañjanakass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ssubhatobyañjanakaṁ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anussubhatobyañjanakaṁ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racchānagatubhatobyañjanakaṁ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catutth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pañcam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vīs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āp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vatth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upajjhāye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ṇḍakanapuṁsakaubhatobyañjanakāna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napuṁsak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ātugāmanapuṁsakaubhatobyañjanakānañh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ṇḍakaubhatobyañjanakatiracchānagatasaṅkhāte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osī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ccandhajaccabadhirajaccaeḷajaccummattakaubhatobyañjanakanapuṁsakāna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jjanakavatthukath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ṇḍakaubhatobyañjanakabhed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mp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vā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ssā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paṇḍak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paṇḍak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bhatobyañjanakabhāv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isaubhatobyañjanakassa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"/>
          <table:table-cell table:style-name="ce6"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81])" office:value-type="float" office:value="263" calcext:value-type="float">
            <text:p>263</text:p>
          </table:table-cell>
          <table:table-cell table:formula="of:=SUM([.C1:.C81])" office:value-type="float" office:value="0" calcext:value-type="float">
            <text:p>0</text:p>
          </table:table-cell>
          <table:table-cell table:formula="of:=SUM([.D1:.D81])" office:value-type="float" office:value="1" calcext:value-type="float">
            <text:p>1</text:p>
          </table:table-cell>
          <table:table-cell table:formula="of:=SUM([.E1:.E81])" office:value-type="float" office:value="53" calcext:value-type="float">
            <text:p>53</text:p>
          </table:table-cell>
          <table:table-cell table:formula="of:=SUM([.F1:.F81])" office:value-type="float" office:value="0" calcext:value-type="float">
            <text:p>0</text:p>
          </table:table-cell>
          <table:table-cell table:formula="of:=SUM([.G1:.G81])" office:value-type="float" office:value="39" calcext:value-type="float">
            <text:p>39</text:p>
          </table:table-cell>
          <table:table-cell table:formula="of:=SUM([.H1:.H81])" office:value-type="float" office:value="150" calcext:value-type="float">
            <text:p>150</text:p>
          </table:table-cell>
          <table:table-cell table:formula="of:=SUM([.I1:.I81])" office:value-type="float" office:value="20" calcext:value-type="float">
            <text:p>20</text:p>
          </table:table-cell>
          <table:table-cell table:number-columns-repeated="1015"/>
        </table:table-row>
      </table:table>
      <table:table table:name="pandaka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aṇḍako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ṇḍakagoca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kathā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sa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ṇḍakasaññī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e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ṇḍakānaṁ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paṇḍakā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ssapaṇḍakass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ussapaṇḍakass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racchānagatapaṇḍakass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ṇḍakāp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acchānagatapaṇḍakaṁ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ṁ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ṇḍakupajjhāye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ssapaṇḍakaṁ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ussapaṇḍakaṁ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vatth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et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riyapaṇḍak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aṇḍakāsi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ussapaṇḍak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racchānagatapaṇḍak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añcam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ssapaṇḍak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paha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catutth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vīs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ṇapaṇḍakapattak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aṇḍakāp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kharaṇitthipaṇḍakā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tobyañjanapaṇḍakā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īnaṁ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napuṁsakaubhatobyañjanakāna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ti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kkhapaṇḍako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ādayo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kkamikapaṇḍako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āsittapaṇḍako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ūyapaṇḍako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oti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tiracchānagataubhatobyañjanakāna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khapaṇḍakass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tiracchānagataubhatobyañjanak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riyapaṇḍaketi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ittapaṇḍakassa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ssapaṇḍakādīnaṁ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ūyapaṇḍakass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aññiss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vatthukathā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p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ātipaṇḍakapaṭisandhiyā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havathullakumārikapaṇḍakapānāgārabhikkhunigocar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ubhatobyañjanakatiracchānagatasaṅkhāte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urisatiracchānagatasaññissāp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aṇḍakatiracchānagatasaññissāp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īpaṇḍakesup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aṇḍakāt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s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havathullakumārikapaṇḍakabhikkhunīpānāgāragocaret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havāthullakumārikapaṇḍakabhikkhunipānāgāragocaret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bhikkhavet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ubhatobyañjanakabhed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mp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urisavāres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ṇḍakapakkhe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pakkhe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bhāvapakkh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vatthukathāvaṇṇanā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ti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o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es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ttaṁ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bhāvapakkhepi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akkamikapaṇḍakassa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upajjhāyādiṁ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khapaṇḍakoti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ṇḍakabhāvo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ādiggahaṇañcettha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ittausūyapaṇḍakānaṁ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kkhīpetīpaṇḍakānaṁ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īhi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kkhapaṇḍakatt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ūpagamane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tt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ṇḍakapakkha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ūtatt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khapaṇḍakī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īsu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itthīh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nant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āpattīt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ittausūyapakkhapaṇḍakānañc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īnam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t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upajjhāye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urisatiracchānagatasaññiss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ādiyoge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vatthusmi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ittausūyapakkhapaṇḍak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asadisatt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ass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ttupagamanakālat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e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amāpanna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ṇḍakapakkhe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k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tobyañjanakapaṇḍakapurisānam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kkhapetapaṇḍakatiracchānagatamanussaviggahāna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aññin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kkhīpetīpaṇḍakesu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saññino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īsūt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ānupapattit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kkhapaṇḍakabhāv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atipaṇḍak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ssapaṇḍako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ussapaṇḍakaamanussapurisatiracchānagatitthitiracchānagatapaṇḍakā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ussapaṇḍ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racchānagatitthipaṇḍak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ssapaṇḍak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racchānagatapurisapaṇḍakitthi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aṇḍakapurisasaññit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urisatiracchānagatamūl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urisasaññī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ayopī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gatikov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ssapaṇḍakaubhatobyañjanakatiracchānagatapurisāda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sā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kasaññin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s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ariyāpannā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kkhunisāmaṇerasāmaṇerisikkhamānapaṇḍakaitthisikkhāpaccakkhāt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ittapaṇḍakañc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ūyapaṇḍakañc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vatthumh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abhāv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o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khapaṇḍakī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sapaṇḍakalekhapaṇḍakeh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khapaṇḍak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akkamikalekhapaṇḍ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ussitthipaṇḍakeh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aññino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badhirajaccamūgajaccajaḷajaccummattakapaṇḍakaubhatobyañjanakanapuṁsakamammādī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ittapaṇḍakādīs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ovādhippeto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vārat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īhi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ntiād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ittapaṇḍakañcāād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paṇḍakaubhatobyañjanakavas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īnañh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sā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paṇḍakaubhatobyañjan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paṇḍakaubhatobyañjanak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aṇḍakañc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haṭṭhatitthiyapaṇḍakādīs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ubhatobyañjanakapaṇḍak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siyāvidhavāthullakumāripaṇḍakabhikkhunigocarat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gahaṇ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gatiko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yakkhipeti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abhāvatt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ssapurisaamanussapaṇḍakaubhatobyañjanakatiracchānagatapurisāda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siyāvidhavāthullakumārikāpaṇḍakapānāgārabhikkhunibhedat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amāpajjant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amāpajjant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akkh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kathāvaṇṇan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ṅghagaṇapaṇḍakatheyyasaṁvāsakatitthiyapakkantakatiracchānagatamātupituarahantaghātakabhikkhunidūsakasaṅghabhedakalohituppādakaubhatobyañjanakasaṅkhāteh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paṇḍakaubhatobyañjan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k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gatikatt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eye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ādivacanenā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paṇḍakes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llakumārīpaṇḍakabhikkhunīpānāgāragocar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akkamikanapuṁsakapaṇḍ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ekādasavidh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akaanupasampannanānāsaṁvāsakamātugāmapaṇḍ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apaṇḍakatiracchānagat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lohitakabhikkhusadis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bhāvānāpaaāt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iupajjhāyeh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kkhapetatiracchānapaṇḍak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kkhapetatiracchānapaṇḍakānañc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ṁsakapaṇḍak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esiyāvidhavāthullakumārikapaṇḍakabhikkhunigocarat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vasene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purisatiracchānagatasaññī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theyyasaṁvāsak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kkhipetipaṇḍakamanussaviggahatiracchānitthī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ggahaṇ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tiracchānagatasaññivimatipaṇḍakādiaññamatipakkh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īsū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yakkhipetīs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ndhajaccabadhirajaccajaḷajaccummattakapaṇḍakaubhatobyañjananapuṁsakādī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sūyapaṇḍak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ṇḍakādibhāvan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mūgamammanādibhāv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napuṁsakamūgapakkh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ātipaṇḍakapaṭisandhiy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paṇḍak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ppaṇdakar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ādibhāv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hatobyañjanakapaṇḍak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hatobyañjanakapaṇḍak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sittakapaṇḍakād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oticett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ūyapaṇḍakass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kkamikanapuṁsakapakkhapaṇḍak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ṇḍakapakkhepabbaji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ūyapakkhapaṇḍakānañc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tiracchānagataubh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sāmaññ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ādin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ādik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onām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Sum</text:p>
          </table:table-cell>
          <table:table-cell table:style-name="ce6" table:formula="of:=SUM([.B1:.B224])" office:value-type="float" office:value="790" calcext:value-type="float">
            <text:p>790</text:p>
          </table:table-cell>
          <table:table-cell table:style-name="ce6" table:formula="of:=SUM([.C1:.C224])" office:value-type="float" office:value="3" calcext:value-type="float">
            <text:p>3</text:p>
          </table:table-cell>
          <table:table-cell table:style-name="ce6" table:formula="of:=SUM([.D1:.D224])" office:value-type="float" office:value="6" calcext:value-type="float">
            <text:p>6</text:p>
          </table:table-cell>
          <table:table-cell table:style-name="ce6" table:formula="of:=SUM([.E1:.E224])" office:value-type="float" office:value="163" calcext:value-type="float">
            <text:p>163</text:p>
          </table:table-cell>
          <table:table-cell table:style-name="ce6" table:formula="of:=SUM([.F1:.F224])" office:value-type="float" office:value="4" calcext:value-type="float">
            <text:p>4</text:p>
          </table:table-cell>
          <table:table-cell table:style-name="ce6" table:formula="of:=SUM([.G1:.G224])" office:value-type="float" office:value="69" calcext:value-type="float">
            <text:p>69</text:p>
          </table:table-cell>
          <table:table-cell table:style-name="ce6" table:formula="of:=SUM([.H1:.H224])" office:value-type="float" office:value="473" calcext:value-type="float">
            <text:p>473</text:p>
          </table:table-cell>
          <table:table-cell table:style-name="ce6" table:formula="of:=SUM([.I1:.I224])" office:value-type="float" office:value="72" calcext:value-type="float">
            <text:p>72</text:p>
          </table:table-cell>
        </table:table-row>
      </table:table>
      <table:table table:name="napumsaka" table:style-name="ta1">
        <table:table-column table:style-name="co11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puṁsakādhivacanakusa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ānaṁ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hāvanapuṁsakaniddeso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āvanapuṁsakaṁ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vacanaṁ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āvanapuṁsakavacanaṁ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napuṁsakaubhatobyañjanakāna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ā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puṁsakaniddeso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apuṁsake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hāvanapuṁsakametaṁ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oti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vacanameta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o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hāvanapuṁsakamev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ugāmanapuṁsakaubhatobyañjanakānañh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ena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puṁsakaliṅgavasena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puṁsakaliṅgaṁ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puṁsakass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ndhabadhiraaghānakanapuṁsakassa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ttaṁ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puṁsakanti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risanapuṁsakānañc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apuṁsakānañc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bhāvavacanavase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ttabhāvat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ttabhāv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jātiy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ātinapuṁsakot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ndhajātibadhirajātiummattakaeḷamūganapuṁsakādīna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tobyañjanakanapuṁsak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ṭisandh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vacane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bhāvappaṭilābhass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ndhajaccabadhirajaccaeḷajaccummattakaubhatobyañjanakanapuṁsakāna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bhāvanapuṁsakabhāvāna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ñcetaṁ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o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hāvanapuṁsakanti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o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vasena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ena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puṁsakaniddesena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niddesoyaṁ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ehi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puṁsakaliṅgatā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niddesārahaṁ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niddesārahes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yutt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yatanapuṁsakatt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puṁsakānam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asadisatt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ass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e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yatanapuṁsakaliṅgatt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ttā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puṁsakepi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puṁsakāni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uṁsakavasena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uṁsakaliṅgoti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tā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oti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oyeva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liṅgamev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dassanatth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niddesovāy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ndhajaccabadhirajaccāghānanapuṁsakaādikappik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sadd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mi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o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atāvibhāvanatth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badhirajaccamūgajaccajaḷajaccummattakapaṇḍakaubhatobyañjanakanapuṁsakamammādī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ntye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ṇḍakovādhippeto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karaṇam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avaca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ttapurimanapuṁsakaliṅgasabhāgatāy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ttamekattañc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pad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pad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payogo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āye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asambandhadassanatth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niddesoyan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att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itthiliṅg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vacanañcet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akkamikanapuṁsakapaṇḍak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viggah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saddantar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ekavaca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ttābhāv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ttābhāv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nidde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ttanapuṁsakatt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yatanapuṁsakaliṅg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aniddeso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vacanametan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avacanan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ndhajaccabadhirajaccummattakanapuṁsakaubhatobyañjanakāda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liṅgavipariyā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niddesenā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napuṁsakaliṅgavas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ndhajaccabadhirajaccajaḷajaccummattakapaṇḍakaubhatobyañjananapuṁsakādī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napuṁsakaniddeso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aṁ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puṁsakaliṅgarūpāni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unnapuṁsake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puṁsakaliṅge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puṁsakaliṅgattañca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apuṁsakassa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puṁsaka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puṁsakaliṅgassa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puṁsakaliṅgattaṁ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puṁsakaliṅgatte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puṁsakaliṅgāni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puṁsakaliṅgehi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thipumanapuṁsake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puṁsaket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puṁsakesu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thipumanapuṁsakānaṁ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puṁsakaliṅgānaṁ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īpunnapuṁsakaṁ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puṁsakassāyaṁ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puṁsakānaṁ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uṁsakattañca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puṁsakassāti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uṁsakaliṅgabhāvena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uṁsakaliṅgattaviññāpanatthaṁ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uṁsakaliṅgov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ek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mev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ārantanapuṁsakaliṅg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liṅg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liṅgopi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yatetānamanapuṁsakānaṁ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puṁsakassāmuss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ekattaṁ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napuṁsakaliṅgavasen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napuṁsakavasen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liṅgā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smimanapuṁsakāni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pumanapuṁsakasaṅkhyanti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pumanapuṁsakasaṅkhyaṁ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bhāvaṁ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napuṁsakaliṅgā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ṁsakaliṅganti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nnapuṁsakaliṅg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nnapuṁsakattant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ebhāv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napuṁsak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ttant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napuṁsakesu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liṅgarās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kārantanapuṁsakarās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īkārantanapuṁsakarās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kārantanapuṁsakarās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ūkārantanapuṁsakarās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pumanapuṁsak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ehī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puṁsakatt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ss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sam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puṁsakass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ssāy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etīṇ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ānapuṁsakass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vajjitass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asaddassānapuṁsakass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rūp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napuṁsakavisay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napuṁsakaliṅgān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ggahītantanapuṁsakaliṅgān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kārantanapuṁsakaliṅg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ṁnapuṁsakaliṅg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kārantanapuṁsakaliṅg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puṁsakānīt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puṁsakassetvev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pumanapuṁsakasamūh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ṁk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ekattarās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pumanapuṁsakān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puṁsakasset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liṅganiddes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aliṅgotip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yatanapuṁsakaliṅgesu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ṁsakābyay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oy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adīpak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āsanapuṁsakarassattādīs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ṅkhyāpubbattanapuṁsakekattasaṅkhāteh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itthiliṅg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manapuṁsakaliṅg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anapuṁsak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anapuṁsak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canapuṁsakoy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am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n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y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mattharaṇ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tt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napuṁsakes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kaṇḍ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apuṁsakassak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apuṁsakass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ārantanapuṁsak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ārantanapuṁsakarās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puṁsakānaṁty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hānapuṁsakassāyaṁk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kimaṁsis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āy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kavacan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manapuṁsakaliṅg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eccād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mulloc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ārantanapuṁsakaliṅg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īkārantanapuṁsakaliṅg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nām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he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puṁsakattābhāv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visay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ssa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ṁ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ānī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puṁsak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ttesisminnānapuṁsakass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emittaṁyomh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eaṭṭhiniy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haṁnapuṁsak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guṇav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ūkārantaṁnapuṁsakaliṅg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bāyanapuṁsakesabbaṁyoss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sunapuṁsake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saddassānapuṁsakassāy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āsunapuṁsak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id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sunapuṁsak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aduṁaññ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bāvanapuṁsak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ki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īsunapuṁsak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mitinapuṁsakaliṅgaṁt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anapuṁsak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napuṁsakaliṅgaṁbhāvassekattā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nakkhatt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napuṁsakamūgapakkh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ādīnan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miṁnānapuṁsakass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hanapuṁsakassāy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ntiliṅgam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puṁsakassātiki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īmbhanapuṁsakassāy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puṁsakassātikiṁim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puṁsak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apuṁsakaliṅgamhava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mbhava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kattambhava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o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antanapuṁsak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oyev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bhāvoyev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ppayogadassan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sabbanāmān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peyyāl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ṭṭhā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napuṁsakaliṅgaṭṭhā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napuṁsakaliṅg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aṁ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nāmikapadamāl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gahītantanapuṁsakarūp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gahītantanapuṁsakaliṅgat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gahītantanapuṁsakabhāv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ppayogāni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āniyevetān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āniy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antanapuṁsakaliṅgo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antanapuṁsakaliṅgā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mev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nti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payogadassan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ārantanapuṁsakaliṅg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ārantanapuṁsakaliṅg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ānamiccev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napuṁsakaliṅg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vajjitān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īpunnapuṁsakāni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mathāpar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hāvanapuṁsakatt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antanapuṁsakatt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ñc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dutiyekavacan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ti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napuṁsak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nnapuṁsakān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ttumāhanapuṁsakeccād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puṁsakamidam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mannapuṁsak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tiyantāc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payogāt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ttavisesopaggāh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paccebhidheyy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ānukūl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ekavacano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eh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osiy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ān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ttamicchath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ttaṁy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ttamāpajjan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o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ekavacan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bhāvena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apuṁsakaliṅgabhāvavigam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ārantanapuṁsakaliṅgass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bhāvavigam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bhāvo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napuṁsakaliṅgarūp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liṅges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itthiliṅganapuṁsakaliṅgasabbanāmaekavacanaanekavacan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napuṁsakaliṅges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anapuṁsakass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katt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yatapunnapuṁsakaliṅgā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mimanapuṁsakānī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hitv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anapuṁsakaliṅg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anapuṁsakaliṅg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napuṁsakaliṅg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tv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manapuṁsakes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mekavacanant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īpumanapuṁsakānityuccant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ndhajātibadhirajātiummattakajātieḷamūganapuṁsakādī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āpekkh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īpunnapuṁsakasaṅkhātaliṅgavisesatth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mekavacanantañc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umanapuṁsakaliṅgalakkhaṇabhū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liṅgapariyāpann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manapuṁsakabhāvarahit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īpumanapuṁsakānī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napuṁsakaliṅgānī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vacan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ampissāvagamayitu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liṅgat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ṁnapuṁsakegāth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puṁsakān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puṁsakānami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hī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kavacananiddes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ekavacanabahuvacanak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īpunnapuṁsakaliṅg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niddes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nidde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badānapuṁsakaliṅg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liṅg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ānañc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asaṅkhāteh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ant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ssehānabhidhān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matr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nte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ntetth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ass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ssā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ānī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risanapuṁsakaliṅgānī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napuṁsakatt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napuṁsakatt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ameviccāsaṅkiy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mpa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ādes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manapuṁsakatāsiddh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ss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napuṁsakavasenap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liṅgān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liṅgeh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napuṁsakaliṅgat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akkamikanapuṁsakapakkhapaṇḍak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gahītantanapuṁsakaliṅg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ānī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ppabhedā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ppayog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ttadassanato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gahītantanapuṁsakaliṅganiddes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ārantanapuṁsakaliṅganiddes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ārantanapuṁsakaliṅganiddes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yatanapuṁsakaliṅganiddesoy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onām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tth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Sum</text:p>
          </table:table-cell>
          <table:table-cell table:style-name="ce6" table:formula="of:=SUM([.B1:.B396])" office:value-type="float" office:value="1307" calcext:value-type="float">
            <text:p>1307</text:p>
          </table:table-cell>
          <table:table-cell table:style-name="ce6" table:formula="of:=SUM([.C1:.C396])" office:value-type="float" office:value="0" calcext:value-type="float">
            <text:p>0</text:p>
          </table:table-cell>
          <table:table-cell table:style-name="ce6" table:formula="of:=SUM([.D1:.D396])" office:value-type="float" office:value="1" calcext:value-type="float">
            <text:p>1</text:p>
          </table:table-cell>
          <table:table-cell table:style-name="ce6" table:formula="of:=SUM([.E1:.E396])" office:value-type="float" office:value="0" calcext:value-type="float">
            <text:p>0</text:p>
          </table:table-cell>
          <table:table-cell table:style-name="ce6" table:formula="of:=SUM([.F1:.F396])" office:value-type="float" office:value="2" calcext:value-type="float">
            <text:p>2</text:p>
          </table:table-cell>
          <table:table-cell table:style-name="ce6" table:formula="of:=SUM([.G1:.G396])" office:value-type="float" office:value="85" calcext:value-type="float">
            <text:p>85</text:p>
          </table:table-cell>
          <table:table-cell table:style-name="ce6" table:formula="of:=SUM([.H1:.H396])" office:value-type="float" office:value="261" calcext:value-type="float">
            <text:p>261</text:p>
          </table:table-cell>
          <table:table-cell table:style-name="ce6" table:formula="of:=SUM([.I1:.I396])" office:value-type="float" office:value="958" calcext:value-type="float">
            <text:p>958</text:p>
          </table:table-cell>
        </table:table-row>
      </table:table>
      <table:table table:name="vepurisika" table:style-name="ta1">
        <table:table-column table:style-name="co13" table:default-cell-style-name="Default"/>
        <table:table-column table:style-name="co9" table:number-columns-repeated="8" table:default-cell-style-name="Default"/>
        <table:table-column table:style-name="co6" table:number-columns-repeated="55" table:default-cell-style-name="Default"/>
        <table:table-row table:style-name="ro1">
          <table:table-cell office:value-type="string" calcext:value-type="string">
            <text:p>vepurisikā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epurisikās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epurisikāp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epurisikāt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epurisikāsīt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Sum</text:p>
          </table:table-cell>
          <table:table-cell table:style-name="ce6" table:formula="of:=SUM([.B1:.B5])" office:value-type="float" office:value="10" calcext:value-type="float">
            <text:p>10</text:p>
          </table:table-cell>
          <table:table-cell table:style-name="ce6" table:formula="of:=SUM([.C1:.C5])" office:value-type="float" office:value="0" calcext:value-type="float">
            <text:p>0</text:p>
          </table:table-cell>
          <table:table-cell table:style-name="ce6" table:formula="of:=SUM([.D1:.D5])" office:value-type="float" office:value="0" calcext:value-type="float">
            <text:p>0</text:p>
          </table:table-cell>
          <table:table-cell table:style-name="ce6" table:formula="of:=SUM([.E1:.E5])" office:value-type="float" office:value="4" calcext:value-type="float">
            <text:p>4</text:p>
          </table:table-cell>
          <table:table-cell table:style-name="ce6" table:formula="of:=SUM([.F1:.F5])" office:value-type="float" office:value="0" calcext:value-type="float">
            <text:p>0</text:p>
          </table:table-cell>
          <table:table-cell table:style-name="ce6" table:formula="of:=SUM([.G1:.G5])" office:value-type="float" office:value="1" calcext:value-type="float">
            <text:p>1</text:p>
          </table:table-cell>
          <table:table-cell table:style-name="ce6" table:formula="of:=SUM([.H1:.H5])" office:value-type="float" office:value="5" calcext:value-type="float">
            <text:p>5</text:p>
          </table:table-cell>
          <table:table-cell table:style-name="ce6" table:formula="of:=SUM([.I1:.I5])" office:value-type="float" office:value="0" calcext:value-type="float">
            <text:p>0</text:p>
          </table:table-cell>
          <table:table-cell table:style-name="ce6" table:number-columns-repeated="55"/>
        </table:table-row>
      </table:table>
      <table:table table:name="purisaling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purisaliṅgaṁ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risaliṅgapātubhāve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pātubhāv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ntaradhān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niddes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sabbhāvat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ss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nimittakuttākappānaṁ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t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uādipurisaliṅgam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pātubhāve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parivattanā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vasenap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nimittādibyañja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vasenā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pātubhāvenā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me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vasenev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vasenev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liṅgapātubhā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mpi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liṅgant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pasibbak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itthiliṅganapuṁsakaliṅgasabbanāmaekavacanaanekavacanavas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risaliṅganimittakuttākappākārānuvidhā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1:.B25])" office:value-type="float" office:value="85" calcext:value-type="float">
            <text:p>85</text:p>
          </table:table-cell>
          <table:table-cell table:formula="of:=SUM([.C1:.C25])" office:value-type="float" office:value="2" calcext:value-type="float">
            <text:p>2</text:p>
          </table:table-cell>
          <table:table-cell table:formula="of:=SUM([.D1:.D25])" office:value-type="float" office:value="1" calcext:value-type="float">
            <text:p>1</text:p>
          </table:table-cell>
          <table:table-cell table:formula="of:=SUM([.E1:.E25])" office:value-type="float" office:value="1" calcext:value-type="float">
            <text:p>1</text:p>
          </table:table-cell>
          <table:table-cell table:formula="of:=SUM([.F1:.F25])" office:value-type="float" office:value="4" calcext:value-type="float">
            <text:p>4</text:p>
          </table:table-cell>
          <table:table-cell table:formula="of:=SUM([.G1:.G25])" office:value-type="float" office:value="22" calcext:value-type="float">
            <text:p>22</text:p>
          </table:table-cell>
          <table:table-cell table:formula="of:=SUM([.H1:.H25])" office:value-type="float" office:value="45" calcext:value-type="float">
            <text:p>45</text:p>
          </table:table-cell>
          <table:table-cell table:formula="of:=SUM([.I1:.I25])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urisanimittena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aṁ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risanimittuppādanakammat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añc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enāād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anti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uppādakakammat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ame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añcā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ass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nimitt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purisanimittān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nimittaṁ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risanimittāday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nimittādipaccay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nimittādik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nimittakuttākappākārānuvidhānaṁ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nimitt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0" calcext:value-type="float">
            <text:p>0</text:p>
          </table:table-cell>
          <table:table-cell table:formula="of:=SUM([.E30:.E48])" office:value-type="float" office:value="0" calcext:value-type="float">
            <text:p>0</text:p>
          </table:table-cell>
          <table:table-cell table:formula="of:=SUM([.F30:.F48])" office:value-type="float" office:value="4" calcext:value-type="float">
            <text:p>4</text:p>
          </table:table-cell>
          <table:table-cell table:formula="of:=SUM([.G30:.G48])" office:value-type="float" office:value="17" calcext:value-type="float">
            <text:p>17</text:p>
          </table:table-cell>
          <table:table-cell table:formula="of:=SUM([.H30:.H48])" office:value-type="float" office:value="49" calcext:value-type="float">
            <text:p>49</text:p>
          </table:table-cell>
          <table:table-cell table:formula="of:=SUM([.I30:.I48]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risabyañjanaṁ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purisabyañjanasādhakeh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byañjanant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byañjanat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byañjanass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52:.C56])" office:value-type="float" office:value="0" calcext:value-type="float">
            <text:p>0</text:p>
          </table:table-cell>
          <table:table-cell table:formula="of:=SUM([.D52:.D56])" office:value-type="float" office:value="0" calcext:value-type="float">
            <text:p>0</text:p>
          </table:table-cell>
          <table:table-cell table:formula="of:=SUM([.E52:.E56])" office:value-type="float" office:value="3" calcext:value-type="float">
            <text:p>3</text:p>
          </table:table-cell>
          <table:table-cell table:formula="of:=SUM([.F52:.F56])" office:value-type="float" office:value="0" calcext:value-type="float">
            <text:p>0</text:p>
          </table:table-cell>
          <table:table-cell table:formula="of:=SUM([.G52:.G56])" office:value-type="float" office:value="2" calcext:value-type="float">
            <text:p>2</text:p>
          </table:table-cell>
          <table:table-cell table:formula="of:=SUM([.H52:.H56])" office:value-type="float" office:value="8" calcext:value-type="float">
            <text:p>8</text:p>
          </table:table-cell>
          <table:table-cell table:formula="of:=SUM([.I52:.I56])" office:value-type="float" office:value="4" calcext:value-type="float">
            <text:p>4</text:p>
          </table:table-cell>
        </table:table-row>
      </table:table>
      <table:table table:name="itthiling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itthiliṅgavasen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tthiliṅgavacanen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ṁ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tthiliṅgantaradhānen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ss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tthiliṅganimittakuttākappahetubhāvalakkhaṇaṁ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nimittakuttākappānaṁ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niyamato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vohāro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nti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thiliṅgamev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ssāpi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caitthiliṅgavasen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jotakaīpaccayañc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niddes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thiliṅgapātubhāven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parivattanā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padass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padametaṁ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bhāven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jotako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tiādīnaṁ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tā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thiliṅgavasenev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nimittādibyañjanañc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ṁsakitthiliṅgaṁ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paṭilābhen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samaññāti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vasenevāyaṁ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vacanaṁ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vohāren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purisaliṅgādīnaṁ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ñc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thiliṅgavasenāpi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vohāravasen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ssev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t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thiliṅgapakkh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āy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tamev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ttametesu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thadīpakat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puṁsakitthiliṅgavasen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visay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ākārantitthiliṅgavasen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t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itthiliṅgak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pakaraṇ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tadīpak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ūt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kārantitthiliṅgarās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kārantitthiliṅgarās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īkārantitthiliṅgarās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kārantitthiliṅgarās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ūkārantitthiliṅgarās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mitthiliṅgavasen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liṅgattañc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āmā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rūpān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thiliṅgarūparās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sadd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thiliṅgapadaṁp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ulāsadd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jotakaīpaccay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nisedh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avacanantamitthiliṅgamev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thiliṅgarūp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rūpapaṭibhā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rūpapaṭibhāgā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tthiliṅg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visay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payogadassanat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rūpen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rūpeh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dassanat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liṅgadassanatop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akatik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akatik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t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sabbanāmān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eyyāl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amitthiliṅgatt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ṭṭhān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ssitthiliṅgatt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aparikappan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sadd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tthiliṅgassevet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tthiliṅgassevetth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kārant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kārantitthiliṅgant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kārant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ttamicchath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tamicchathāt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ārantitthiliṅg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thiliṅgabahuvacanantat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ahuvacanak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ūteh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rūpā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ūt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saddā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avigam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avigamoyev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apuṁsakaliṅgabhāvavigam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ahuvacanatāvādin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ahuvacanatt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bahuvacanakatt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itthiliṅganapuṁsakaliṅgasabbanāmaekavacanaanekavacanavasen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accattavaca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yatitthiliṅgañc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rūp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yatitthiliṅgatt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yatitthiliṅgadassanatth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liṅg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camitthiliṅgat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kārant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īkārant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ārant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liṅganay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thiliṅgapayogik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ūkārant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mappasiddh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apaṭipāda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adamālāt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umanapuṁsakaliṅgalakkhaṇabhūt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liṅgapariyāpannā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mitthiliṅgavavatthā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liṅgavavatthānañc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īkārantitthiliṅg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ārantitthiliṅgapadamālāy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adesu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liṅgabhāven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ārantitthiliṅgapadamāl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asādhakān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op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ārantassitthiliṅg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liṅgasaṅkhātā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liṅgabhāvaparikappan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kārantitthiliṅg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itthiliṅgapadamālāsu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tiādin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tiādīn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ārant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urisaliṅgād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yog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vattitthiliṅgavohāren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rūpānip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saṅkhāt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esanamitthiliṅgassev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payogopi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bhāvassa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ttan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kāranta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āranta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īkāranta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ūkārantaitthiliṅg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kārantitthiliṅganiddes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ārantitthiliṅganiddes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īkārantitthiliṅganiddes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ūkārantitthiliṅganiddes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yatitthiliṅganiddesoyaṁ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ṇeyevitthiliṅgako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1:.C164])" office:value-type="float" office:value="1" calcext:value-type="float">
            <text:p>1</text:p>
          </table:table-cell>
          <table:table-cell table:formula="of:=SUM([.D1:.D164])" office:value-type="float" office:value="1" calcext:value-type="float">
            <text:p>1</text:p>
          </table:table-cell>
          <table:table-cell table:formula="of:=SUM([.E1:.E164])" office:value-type="float" office:value="1" calcext:value-type="float">
            <text:p>1</text:p>
          </table:table-cell>
          <table:table-cell table:formula="of:=SUM([.F1:.F164])" office:value-type="float" office:value="4" calcext:value-type="float">
            <text:p>4</text:p>
          </table:table-cell>
          <table:table-cell table:formula="of:=SUM([.G1:.G164])" office:value-type="float" office:value="51" calcext:value-type="float">
            <text:p>51</text:p>
          </table:table-cell>
          <table:table-cell table:formula="of:=SUM([.H1:.H164])" office:value-type="float" office:value="105" calcext:value-type="float">
            <text:p>105</text:p>
          </table:table-cell>
          <table:table-cell table:formula="of:=SUM([.I1:.I164])" office:value-type="float" office:value="292" calcext:value-type="float">
            <text:p>29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tthinimittassa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aṁ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thinimittuppādanakammat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aitthikuttaitthākappāna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ant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amev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ākār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etiādīs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en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añc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ādiākārarūpanibbattan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nimitt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169:.C181])" office:value-type="float" office:value="0" calcext:value-type="float">
            <text:p>0</text:p>
          </table:table-cell>
          <table:table-cell table:formula="of:=SUM([.D169:.D181])" office:value-type="float" office:value="0" calcext:value-type="float">
            <text:p>0</text:p>
          </table:table-cell>
          <table:table-cell table:formula="of:=SUM([.E169:.E181])" office:value-type="float" office:value="0" calcext:value-type="float">
            <text:p>0</text:p>
          </table:table-cell>
          <table:table-cell table:formula="of:=SUM([.F169:.F181])" office:value-type="float" office:value="4" calcext:value-type="float">
            <text:p>4</text:p>
          </table:table-cell>
          <table:table-cell table:formula="of:=SUM([.G169:.G181])" office:value-type="float" office:value="20" calcext:value-type="float">
            <text:p>20</text:p>
          </table:table-cell>
          <table:table-cell table:formula="of:=SUM([.H169:.H181])" office:value-type="float" office:value="46" calcext:value-type="float">
            <text:p>46</text:p>
          </table:table-cell>
          <table:table-cell table:formula="of:=SUM([.I169:.I181])" office:value-type="float" office:value="9" calcext:value-type="float">
            <text:p>9</text:p>
          </table:table-cell>
        </table:table-row>
      </table:table>
      <table:table table:name="linga" table:style-name="ta1">
        <table:table-column table:style-name="co14" table:default-cell-style-name="Default"/>
        <table:table-column table:style-name="co6" table:number-columns-repeated="8" table:default-cell-style-name="Default"/>
        <table:table-column table:style-name="co1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liṅgasampaṭicchanen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ulliṅg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puṁsakaliṅgadassan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yattay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puṁsakaliṅgatāvibhāvan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puṁsakaliṅgayut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ṁ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puṁsakaliṅg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puṁsaka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puṁsakaliṅgavac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ṁ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iyatanapuṁsakaliṅg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vacan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uttapurimanapuṁsakaliṅgasabhāg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arivattan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mev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pātubhāv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tthenak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puṁsakaliṅgasambandhadassan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arivat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hiliṅg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puṁsakaliṅganiddes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pātubhāv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vaca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ṁ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napuṁsakaliṅg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tthiya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vipariyā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ātubhāv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nnapuṁsakaliṅg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ātubhāve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thiliṅgantaradhān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tt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risaliṅgantaradhān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tthipumanapu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tar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cāliṅgapāṇakadaṭṭhen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tthipumanapuṁsak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puṁsakaliṅganām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niddes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urisaliṅgasabbhāv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thi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puṁsak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āsan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ūkārantaṁnapuṁsa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puṁsakamitinapuṁsakaliṅgaṁt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yattanaye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ānapuṁsakaliṅgaṁbhāvassekattā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ṁsakaliṅgadassan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napuṁsakaliṅgamhav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ivatta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mbhav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niddes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thinapu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lliṅgaputhuvaca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ṅgavipallā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iggahītantanapuṁsaka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liṅg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nāmikapadamāl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thiliṅgasakuṇ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sabbanām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āgatāliṅga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ṭṭhā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imittakuttākappahetubhāvalakkhaṇ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peyyāl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ṭṭhakaliṅgarūpam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iṅganapuṁsakaliṅgaṭṭhā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r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lliṅganapu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ānat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puṁsakaliṅgamev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nti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purisaliṅgādi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kārantanapuṁsa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ukārantanapuṁsa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ññ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mitthinapu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ññ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bhāv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l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puṁsakaliṅgattamicchath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ṇa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ttaṁy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ivattan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ttamāpajj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imittakuttākapp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napuṁsakaliṅgattaviññāpanatt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risaliṅganimittakuttākapp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puṁsakaliṅgabhāvena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sadd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kārantanapuṁsak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liṅganiyam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bhāvavigam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thenakagotrabhupariyosān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bhāvo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āsa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risaliṅgaitthiliṅganapuṁsakaliṅgasabbanāmaekavacanaanekavacan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īgharassādi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tthinapuṁsakaliṅgarūp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t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iṅganapuṁsakaliṅg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mi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mp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pallās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puṁsakaliṅgassehānabhidhā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ed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mat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pallās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nnapuṁsakaliṅgapariyāpann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ana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tthiliṅgapumanapuṁsakaliṅgalakkhaṇabhū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aliṅga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manapuṁsak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aliṅgas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tthinapuṁsak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aliṅgaṭṭ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napuṁsaka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aliṅgamev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puṁsakaliṅgavaca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aṇṇāliṅg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nnapuṁsaka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risādiliṅg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nidde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liṅga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nnapuṁsak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hayaliṅgarahi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ggahītantanapuṁsa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bhāge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puṁsakaliṅgattadassanato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ggahītantanapuṁsaka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ādi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kārantanapuṁsaka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ātināmagottakammasippavayaābādhaliṅgakilesāpattiakkose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kārantanapuṁsaka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īdisaliṅgavacanā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yatanapuṁsakaliṅganiddeso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baliṅgavibhattivacane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liṅganimittanāmā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K1:.K76])" office:value-type="float" office:value="0" calcext:value-type="float">
            <text:p>0</text:p>
          </table:table-cell>
          <table:table-cell table:formula="of:=SUM([.L1:.L76])" office:value-type="float" office:value="0" calcext:value-type="float">
            <text:p>0</text:p>
          </table:table-cell>
          <table:table-cell table:formula="of:=SUM([.M1:.M76])" office:value-type="float" office:value="0" calcext:value-type="float">
            <text:p>0</text:p>
          </table:table-cell>
          <table:table-cell table:formula="of:=SUM([.N1:.N76])" office:value-type="float" office:value="0" calcext:value-type="float">
            <text:p>0</text:p>
          </table:table-cell>
          <table:table-cell table:formula="of:=SUM([.O1:.O76])" office:value-type="float" office:value="2" calcext:value-type="float">
            <text:p>2</text:p>
          </table:table-cell>
          <table:table-cell table:formula="of:=SUM([.P1:.P76])" office:value-type="float" office:value="32" calcext:value-type="float">
            <text:p>32</text:p>
          </table:table-cell>
          <table:table-cell table:formula="of:=SUM([.Q1:.Q76]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liṅgavipallās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avasene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vipariṇām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āraṇaliṅgasikkh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ohār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ttass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nna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vibhattivacanasādhāraṇ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hitaliṅg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gahaṇen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hitaliṅgatāyevett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henak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mpaṭiccha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vattitaliṅg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ti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bbhāv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ṁvāsathenak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vattita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āv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iṅgass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iṅgassā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dinnapubba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gga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atiliṅgamevuppajja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arapātubhāv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en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āmaññamabyay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pariyāyanāmavisesādi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iṅgavacanā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ānī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aniddes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bhayaliṅg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tthiya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me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āvibhāvan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yut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ssā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tass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ccāliṅgapāṇak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īghādiliṅgavasenā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vatta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ccāliṅgapāṇakadaṭṭh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iyam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titthiyaliṅgaggahaṇ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kkhu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ggahaṇ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aaṅgā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ṁvāsaliṅgadaṇḍakammanāsanasaṅkhātā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ado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ahaṇ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aṇaliṅg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ccaitthiliṅg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abhāv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vāsikaliṅgantiādī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jotakaīpaccay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tthiliṅgavihaṅgam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añ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haṭṭhapabbajitādi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āta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vac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maliṅgasabhāgatāy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uttapurimanapuṁsakaliṅgasabhāg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pphu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liṅg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animitt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en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iddes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p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ākāraṇe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suādipurisaliṅg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gahaṇamatt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enak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hitaliṅg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bbajitaliṅgantiādi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kkhuliṅgave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iṅgabhāv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e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yuttajātināmagottasīlavihāragocaravayesu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s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bbajitaliṅgant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pātubhāve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a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ggahaṇamatt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ggahaṇamat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ggahaṇamattena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ādhikār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ṭṭhakaliṅgarūpam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vattaliṅg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vattaliṅg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vipallā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nattādī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āgataliṅganānattādinipphattidassan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vattamānaliṅgasaññ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purisādiliṅgasaññā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ṇṇāliṅgasadis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gahaṇ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antikaliṅganiy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ññamaññaliṅgavisiṭṭhatādassa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enagotrabhupariyosān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bbhāv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ttaggahaṇ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suttavaṇṇa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ṁ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ūpadhānā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āy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sariyaliṅg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ātubhāv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ññapadaliṅgappadhān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nnaliṅg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visay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thārutaliṅg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ādiya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bhattivacanaliṅgapariṇām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mev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ṭṭhakaliṅgarādīsū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kkhakaliṅgar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amatt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rivatta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parivattan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k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riyāy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ṭṭhakaliṅgarūpam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hāvaliṅgamajānan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assa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ayog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ayo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d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vacanavipariṇām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ā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riyāyoy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micch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vipariṇām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dame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mudāy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anapuṁsakaliṅg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at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edaliṅganissi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jotak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ana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en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ññat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tiādī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ājadhīt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kulān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kulānī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kul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ccappassāvavātauccāliṅgapāṇakadaṭṭhūpatthambhe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amatt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bhayaliṅgasādhāraṇ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vasena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asen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sambandhadassan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ātināmagottakammasippaābādhaliṅgakilesaāpattihīnasaṅkhātehidasa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arayut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ṇṇāliṅgasadisavaṭṭakkhandh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ene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he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tt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e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hitaliṅga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aliṅgavisesajotanākār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ṭiniyataliṅganimittakuttākappabhāvānuguṇarūpān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imittādivohārān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nimittādi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imittādibyañjan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ṁtaṁliṅganimittādikāraṇ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kkhāhāranissitapabbajjāliṅg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gahaṇ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enakāda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adukkhapīḷit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ggahaṇ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bhāvūpagaman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pphuliṅg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ādī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iyam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iyame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ccūpatthambhapassāvūpatthambhavātūpatthambhauccāliṅgapāṇakadaṭṭhūpatthambh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vasenā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payogavippayogasahacaraṇavirodhasaddantarasannidhānaliṅgaocityakāladesapakaraṇādi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yādīhī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dubbalatā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sseves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dubbalatā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oy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riyāy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itthi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mpatt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ussattaliṅgasampattihetusatthāradassanapabbajjāguṇasampattiadhikārachand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mpattīād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ṭṭha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aliṅgaṭṭh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antaradhān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happakaraṇaliṅgasaddantarasannidhānasāmatthiyādīn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happakaraṇaliṅgasaddantarasannidhānādippamāṇantarādhiga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payogavippayogavirodhapakaraṇaliṅgasaddantarasannidhānasāmatthiyādīnam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t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enakādi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āraṇaliṅgasikkh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ikkh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enā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ātināmagottavayakammasippaābādhaliṅgakilesaāpattiakkosasaṅkhāte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valiṅgagiṇḍubimbādipūjan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ātināmagottakammasippaābādhaliṅgakilesaāpattiakkose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animit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ādiyya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ccaliṅgamapekkhitv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ssanaliṅgantarasādhāraṇat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analiṅg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atiliṅganiddes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ttarapadaliṅg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iddes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ṁtaṁliṅgavacanānurūp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idde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uliṅgamattassa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bhaya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vattaliṅgasaṅkhy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vattaliṅgasaṅkhyat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ājadhīt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ātināmagottakammasippaābādhaliṅgakilesaāpattiakkos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ṁliṅga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enett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niddes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abhāgam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bbanām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e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ṭilābh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tā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pātubhāven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vaca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kkhuliṅg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aliṅgaindasiṭṭhaṭṭh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gikkhandhāliṅgana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ññāliṅganañc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gahaṇakā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ttam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akicc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ase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samaññ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aliṅgaṭṭhāda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vibhattikālakārakasampattīh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asabbhāv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apulliṅgaputhuvacanā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iyatapulliṅgaputhuvacanā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vipariyā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ccāliṅgapāṇakadaṭṭhūpatthamb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to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les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va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ussattaliṅgasampattihetusatthāradassanapabbajjāabhiññādiguṇasampattiadhikārachand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asenevāy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i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ādi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hmaṇḍaliṅgakhandapurāṇād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vasenev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vasen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ān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liṅgan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pariṇām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vibhattivacanasādhāraṇ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ādiyatīd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ātināmagottakammasippaābādhaliṅgakilesaāpattiakkose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ussattaliṅgasampattihetusatthudassanapabbajjāabhiññādiguṇasampattiadhikāracchand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iṅg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nnapuṁsakaliṅg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vacan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vasene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ābhāvikaliṅgatādassan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ābhāvikaliṅgatāsiddhī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sibbak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ādipayog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vidhaliṅ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isay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hiliṅg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ātiliṅgakālasādhanavibhattisaṅkhyāvisesādi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ss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sutt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o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āj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taliṅgass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visayā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gguliṅgapañ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gguliṅgapañ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aradhān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ṁye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isāmaññabhaṇḍuliṅgadhāraṇato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ājā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vag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ūḷakāliṅgajāta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ūḷakāliṅgajātak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vag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bodhijāta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ṁ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bhāradvāj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bodhijātak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smi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ājas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aññ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purisaliṅgapātubhā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ccāliṅgapāṇakadaṭṭhūpatthambh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o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vāsikaliṅga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gantukaliṅga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ṁvāsak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ucch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ṭṭhakaliṅgar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maliṅgasabhāv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pādādiliṅgamanapekkhitv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ac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vipallās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ohār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nattasaññānānattavohāranānattādī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mā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bbajita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ṇṭh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āmasanāliṅgan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aṭṭh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aṭṭhavāsī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aṭṭhe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tthiliṅgasakuṇ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aṭṭh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aṭṭhavāsi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i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ariy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cchikasatapadiuccāliṅgapāṇakamakkaṭakādī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liṅganimit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kkhakaliṅgar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urisaliṅgādī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kaliṅgadhāraṇapaṭipadānuyogaabhivādanapaccuṭṭhānaañjalikammād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ṭṭitasuvaṇṇāliṅgasadisakkhandh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bbajjā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kālasādhanapurisādivisesayog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ñ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m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riyāy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ānaliṅg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ppanākāraruppanaliṅgaruppananimitt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th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t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vibhattikālakārakādī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sadis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ipabbajja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vāsanapārupanaliṅgaggahaṇ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bodhijātak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smi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kalakāliṅgaraṭṭh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tthiliṅgasakuṇ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aṇaliṅgagahaṇ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ahan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ṭṭhakaliṅgarassā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kārakādibhed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daṇḍakammasaṁvāsanāsanā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ṭilābh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ṭhapitasuvaṇṇavaṇṇāliṅgasadi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ṭṭitasuvaṇṇāliṅgasadis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jātimay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ūpadhānā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ghaṭik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ūpadhān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ṭṭitasuvaṇṇāliṅgasadisarucirakkhand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asenā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ṁvāsadaṇḍakammanāsanā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ṇṇā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ṇṇāliṅgasadis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ūḷakāliṅgajātakavaṇṇa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āj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bodhijātakavaṇṇa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ūḷakāliṅ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ūḷakāliṅgakumār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ājaputtabhāvañc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ūḷakāliṅg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bhāradvāj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liṅgasakuṇ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ccāliṅgapāṇakadaṭṭhe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ccāliṅgapāṇakalomavedhanenā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taliṅgassā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aliṅgamat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visayā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saṅkhātavisa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āj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visayāp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āj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ññ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kalakaliṅgaraṭṭh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visayāādigāth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vās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bbajitaliṅgaggahaṇamatten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iṅgakabhāradvāj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tthiliṅgasakuṇenānītāmh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tthiliṅgasakuṇ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riyās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thāliṅgayathāyuttayathāvihitayathāppakārayaṁṭhānapattayaṁdhammasamannāgat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ṭṭhakaliṅgarūpam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ohār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mmaliṅgasaññāvohārādibhed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nattaputhuttappabhedavavatth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nattaputhuttappabhedavavatthān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mpattītyādi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vibhattipadabyañjanādī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smi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saṅkhā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ṇṇāliṅgatalasannibh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ā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avatthum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bbajjāliṅgabhū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bbajjāliṅgalom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ccāg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bbajjāliṅgasamādānādī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ss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ñña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maliṅgasabhāg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ccāliṅgapāṇakāday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kaṇḍam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ṇḍakīrājakāliṅgarājamajjharājāday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oy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at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pphanna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dd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kkh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ādyativattan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ā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ṁtaṁliṅgattamupaneyyu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u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amet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tt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vacanavibhattī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tt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cc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hadīpak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ṅkyoddha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tt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ajjanāliṅgananimmān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ussar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ddhitābhidheyy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bhede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āvābhā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ides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hidheyyaliṅgavac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ññoññaliṅgavisesi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ññoññaliṅgavisesit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miss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yattay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itthi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pumanapu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itthi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vatth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vitthiliṅgak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purisa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ī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iṭṭh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ekal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ṅkh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āmaññ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ṁ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pasibbak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d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kantū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ān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ṅkhyāvibhattibhed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en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ājaññadvijaliṅg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ṇijakasibalaliṅgabhikkhukaccāyanādile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pakaraṇ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ād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āmaññ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bhā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ṅkhyāvisesopād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tāvac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ābhāv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ṁtaṁliṅgavisesavacan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āmaññaliṅgavacan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ānyativattante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acumbanādi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are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adīp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jot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tī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tthiliṅgasakuṇ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ṭṭhakaliṅgarovi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rūp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ukaraṇaliṅgabhāv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antaliṅgabhāven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antaliṅgabhāv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mabyapadesakicc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m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ū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itthi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itthi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itthi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ārantitthi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ūkārantitthi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hinnasadd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urisādi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apul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apul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apul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ārantapul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ūkārantapul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sam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vibhattī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adisaliṅgavacanānam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ānāliṅgavibhattivacan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ajaneāliṅg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eparissaj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isa=āliṅg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pumanapuṁsak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āmaliṅgappakāsanānyamarakosatikaṇḍoppalinyādyabhidhānasatth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tth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iṇṇay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obhim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icc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nnaliṅgatā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ṅka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ācak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ācakeccād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āca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ekatthaliṅgavācak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siddhaliṅganām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a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siddh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kaliṅganisedhabyākhyā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dvayavidhān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aliṅganisedhabyāj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dvayābhidhānam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ām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m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āliṅg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amānaliṅg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amāna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ccayantassā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ekallatth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jāliṅg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ekall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ām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ām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nām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tumhāmhasadd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sabbanām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yut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ān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isaāliṅg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āliṅgavacan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saṅkhyāsambandhayoggapāṭipadikatthasāmaññ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aṁ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jjh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n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sadd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ākār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an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gosaddass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visiṭṭhatthābhidhāy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ṁ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vivaraṇ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vivaraṇ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vinicch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daṁ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ulāsadd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khasobhāliṅga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y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nimittakuttākappān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dd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m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jotakaīpacc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jotak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jotakaīpacc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lyaliṅgattabhāv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iṭṭhassā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ised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it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matt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viṭṭh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ajaneāliṅg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alaphālapabbatatarukaliṅgarasaradhanugadāsitomar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ānāmusalaphālapabbatatarukaliṅgarasaradhanugadāsitomar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ānāmusalaphālapabbatatarukaliṅga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nvayasambhū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got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vaṁsajeh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ūjāliṅg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mmāliṅg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cakkavatti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devi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ṁpu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itīdhaniggahītādhikā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āramho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ṁliṅgaṁpaṭisallāṇ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ṁ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smaṁev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ūkārantaṁnapuṁsa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smaṁamu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samaṁca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ṅkhyārahitāet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mitinapuṁsakaliṅgaṁt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napuṁsakaliṅgaṁbhāvassekattā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vivaraṇapakaraṇ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vivaraṇappakās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vivaraṇaṭīk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nicch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liṅgant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mivakāvidev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ipphu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āmīkarāliṅgavilāsakandhar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kuṭacaraṇidibbaccharāliṅg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dākaliṅgaraṭṭham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t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bbājakaliṅga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ntiliṅgam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napuṁsakaliṅgamhav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mbhav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hātuliṅgaiccet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uliṅg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ogadhaliṅgavacanabhed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avacanantamitthiliṅg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tte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āv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apaṭibhā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rūp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apaṭibhāg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rūpānam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bhed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bhed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āvavinimutt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ū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ākārantitthirūpehipibhavitabb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ānavibhattiliṅgavacan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amānavibhattiliṅgavacan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dharaṇīpālavaṁsaj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aṭṭh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itthi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d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atiliṅgapadattho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gahītantapulliṅganāmikapadamāl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bhattiliṅgavacanavasen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vis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m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napu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payogadass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tth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vacanantar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ar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ññataraliṅgavibhattivacan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gahīt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apulliṅgapad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rūpam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acin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dass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dassanato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ū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apul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kati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āv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kati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āvapp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ar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āṭhādhātukaliṅgaraṭṭh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yālakkhaṇamākhyātikamaliṅgabhedam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bhedam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ām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sabbanām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sabbanām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eyyāl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peyyāl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eyyāl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ṭṭhā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ṭṭhā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ṭṭhā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mitthiliṅg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sadis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missakaparicched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apuṁsakaliṅgaṭṭhā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apu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rūp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sādhāraṇ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sādhāraṇa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yoja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arahi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mattajoti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jotanatt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bhayaliṅgatā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nāmikapadamāl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bhāv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bhāv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gahītantanapuṁsaka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gahapatisadd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ū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sitthiliṅg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aparikapp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sadd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ūt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āv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ṁtaṁpakat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mev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nti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ti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anapuṁsa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ariyāpann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ārantanapuṁsa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napu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ññā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gahaṇamanuvatt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ssekattavacanicchā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ggahaṇ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ābhidhānam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an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īri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saṅga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itthiliṅgasseve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itthiliṅgassevetth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nā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nā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ā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nām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hāliṅgasaṅkhyāvibhattibhed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jjanāliṅg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rivattanabhāv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ññamaññāliṅga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āṭipadikatthaliṅgaparimāṇavacanam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dāhaliṅgaparimāṇeccād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bhattivacanantarayo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dhānatosaṅkhyānañcā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iṭṭ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tiliṅgavisiṭṭhassā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vaca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āvacanicchā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kaliṅgasaṅkhyāyuttehiṭṭhamabhidh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kaliṅgasaṅkhyāyutten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v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ṅkhyā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āravācakaliṅgasaṅkhyā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masaṅkhy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hāppaccayantamaliṅgamasaṅkhyañca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masaṅkhyañc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nāmikapadamāl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ākārant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itthi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amicchath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amicchath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hidheyyaliṅgānuvattittāpul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napekkhit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ānukūl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payog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bhāv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ājot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amicchath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aṁy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dhānaliṅgamanuvatt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ajot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sadd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amāpajj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āvasūcani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itthi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huvacanatañcitthiliṅgabhāv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ahuvacanant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ahuvaca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ahuvacan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ūt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ūt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sadd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aviññāpanatt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bhāvena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riyay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avigam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avigamoy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apuṁsakaliṅgabhāvavigam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napuṁsak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bhāvavigam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bhāvo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hidheyyaliṅgabhūt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napuṁsakaliṅgarūp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ahuvacanatāvādi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ahuvacan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ahuvacanak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ṭṭhā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tthacodantapulliṅga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itthiliṅganapuṁsakaliṅgasabbanāmaekavacanaanekavacan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ccattavac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visa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happakaraṇaliṅgasaddantarābhisambandhādi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napuṁsakaliṅg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pad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kārantokārantatāpakatikao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ānā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vibhat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adis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mattavisa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itthiliṅg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rūp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itthi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itthiliṅgadassanatt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ekallabhāv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uliṅgamattena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hidheyy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iṅgakoyad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rūp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rodhido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anapuṁsak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napuṁsak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e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ṅkhyāparimāṇayut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amatt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kālavacanamatan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udāyavāciliṅgam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ttajot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ndhavādīnamāliṅg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īpunnapuṁsakasaṅkhātaliṅgavisesatt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āj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pasibbak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sajjanāliṅgananimmān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āmat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māliṅg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liṅgatev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atth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purisaliṅganimittakuttākappākārānuvidh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pphu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vidh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accatthasambandhi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ccamitthi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amāvāci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e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abhāgaliṅg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āmikapadamāl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ārant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akkh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antapulliṅgabhāvābhāv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yogi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ūkārant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mappasidd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apaṭipād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damāl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umanapuṁsakaliṅgalakkhaṇabhū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pariyāpann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nnapuṁsakaliṅgapariyāpann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vavatth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vavatthān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itthi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ssitthipul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itthiliṅgapadamālā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ān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ade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kantapulliṅgarūp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bhāv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āv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antapul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itthiliṅgapadamāl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asādhak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o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ssitthi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vis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thāsa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ccekaliṅg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āv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saṅkhāt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bhāvaparikapp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ṁsand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itthi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apulliṅgassa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mitthiliṅgapadamālā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tiādi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ntiādī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vaca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yog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gikkhandhāliṅganadukkhādhikadukkhakaṭukaphal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ccaliṅgat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nnapuṁsaka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mā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vaṇṇāliṅgasannib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nāt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āj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abhāg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payogadass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danurūpaliṅgavacan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vimiss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mitaratt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ttam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ū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vattitthiliṅgavohār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bhāv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asecanaliṅgavākyāveṇikasarīrāvayavavāc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nidde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llāsavasen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ti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ccaliṅgabhūt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vābhidheyy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ccaliṅgābhidheyy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ccaliṅg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ccaliṅgam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hidheyyaliṅgam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ācc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ant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rūpāni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t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baliṅgatāca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sidd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ān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ssehānabhidhā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mat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saṅkhā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lakkhaṇ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ses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ātīdamālamb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mp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sanamitthiliṅgass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sana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īn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sarūp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isāmaññabhaṇḍaliṅgadhāraṇ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risa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pur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liṅg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liṅg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i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ddena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gikkhandhāliṅganadukkhato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isāliṅganādi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apulliṅganāmikapadamāl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payogoyevamh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ppayogo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bhāv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t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viliṅgakapadānamatt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dva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micchi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apul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nnapuṁsak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pariyāpann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thiliṅgatt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āvasmi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rāji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āliṅgapur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mbaliṅgavisayāgatamatisāhas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āliṅg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iliṅg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nnaliṅgadik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nnaliṅgavacanādik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ñce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inn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etiss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nānattamupamānopameyy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bhed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acanabhedādik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thāvuttavikappasaṅkhātaliṅg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parigga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pariṇām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sathenattāliṅgatthen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nnaliṅg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enake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sambhav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hādīs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vidhaliṅgavavatthānagat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ṁ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nukārantapul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a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a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a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ūkārantaitthi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gahītantanapuṁsaka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bhed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kārantapul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apul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gahītantapul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apul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apul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ūkārantapul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apulliṅganiddeso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ākārantitthi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itthi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ohā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yakkhasaddamapekkhit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mattamevāpekkhit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īkārantitthi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ūkārantitthi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itthiliṅganiddeso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puṁsakaliṅgattadassanato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ṇeyevitthiliṅg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gahītantanapuṁsaka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kārantanapuṁsaka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liṅgam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ārantanapuṁsakaliṅg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yatanapuṁsakaliṅganiddeso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ttayanidd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liṅga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ūdhātusaddamayaliṅgatik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liṅg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ṅgaviduttamicc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ṅgaraṭṭh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SUM([.B1:.B1214])" office:value-type="float" office:value="22" calcext:value-type="float">
            <text:p>22</text:p>
          </table:table-cell>
          <table:table-cell table:formula="of:=SUM([.C1:.C1214])" office:value-type="float" office:value="48" calcext:value-type="float">
            <text:p>48</text:p>
          </table:table-cell>
          <table:table-cell table:formula="of:=SUM([.D1:.D1214])" office:value-type="float" office:value="31" calcext:value-type="float">
            <text:p>31</text:p>
          </table:table-cell>
          <table:table-cell table:formula="of:=SUM([.E1:.E1214])" office:value-type="float" office:value="8" calcext:value-type="float">
            <text:p>8</text:p>
          </table:table-cell>
          <table:table-cell table:formula="of:=SUM([.F1:.F1214])" office:value-type="float" office:value="509" calcext:value-type="float">
            <text:p>509</text:p>
          </table:table-cell>
          <table:table-cell table:formula="of:=SUM([.G1:.G1214])" office:value-type="float" office:value="926" calcext:value-type="float">
            <text:p>926</text:p>
          </table:table-cell>
          <table:table-cell table:formula="of:=SUM([.H1:.H1214])" office:value-type="float" office:value="1574" calcext:value-type="float">
            <text:p>1574</text:p>
          </table:table-cell>
          <table:table-cell table:number-columns-repeated="9"/>
        </table:table-row>
      </table:table>
      <table:table table:name="byanjana" table:style-name="ta1">
        <table:table-column table:style-name="co16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byañjanaṁ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tthabyañjanasampan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aripuṇ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e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ggahaṇ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ampannass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aripuṇṇ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desakappayojanādisampattiy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pabhedaparicchedavase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bhilāpoādī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sampann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ñāṇappahānasampadābhibyañjanake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ampann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ṁ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ubyañjanas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thabyañjanabhedat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ñ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thabyañjanabhed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yañjanato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yañjanasambhū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puṇṇ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sāli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āravant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ev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yañjanatthadīpan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bhedābhāv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bhin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to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byāmappabhāparikkhepasamujjal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byāmappabhādvattiṁsamahāpurisalakkhaṇān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samujjali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tth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ār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makāyapadakāyabyañjanakāy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ānīt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adasampann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ade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paṭimaṇḍitarūpakāy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vica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mittānubyañjanaparivajjanād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asene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aṁy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r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s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iyabyañjan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āra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ad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sabyañja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ttabyañjanapuṇṇā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lesānubyañjan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k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riyā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sandhibyañjanasiliṭṭhat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chamaṁsādi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bhed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o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chābyañja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harānubyañjanasamū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ṁ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yañjanabuddhi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ss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ūp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byañjanamp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ūp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aatthapad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byañjanapadachaatthapadabhed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aatthapad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padabyañjanapadabhāv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ayoādimā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ukhene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ābhibyañjanak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byañjan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tthasabyañjanat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ṭṭhatthabyañjanayog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patti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thiladhanitādibyañjanaparipuṇṇ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annabyañjanat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rūp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mittānubyañjanasaṅkapp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sādagadhi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tiyabyañjanakass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iyabyañjanakāra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byañjana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yañjanadvay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byañja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cchābyañjan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aṇan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iliṭṭh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am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asama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hiladhanitādibyañjanalakkhaṇasampan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uttādibyañjanadosappasaṅg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pabhed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i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dhippetatthabyañja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ṅkhāt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ārādibyañjanarahi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kārādibyañjanasahitasar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desakapayojanādisampattiy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abhedaparicched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byāmappabhād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iliṭṭhatāvase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hāv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harādichabyañjanapadasamāyog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aatthapadā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e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atthapadachabyañjanapadabhed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padabyañjanapadakalyāṇa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atthapadabyañjanapadasampanna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vidhakalyāṇachaatthapadasampannachabyañjanapadasampannaṭṭh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īlādivaṇṇadīghādisaṇṭhānahasanādibyañjanaggahaṇalakkhaṇ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ayabhāvat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sandhibyañjanasandha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sandhibyañjanasandhidesanāsandhiniddesasandhī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andhiniddesasandhidesanāsandhippabhed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gāhasaṅkhāt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gāhī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purisabyañjanasādhake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maṇḍalapadabyañjana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metiss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cchāyā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thabyañjanasāli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matt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nirutti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atovetth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mattato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rikkhārik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rivārak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ācak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ñāṇasampadāpahānasampadābhibyañjanake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pann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hāṇak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ubyañjan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udā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samudā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ītianubyañjanappaṭimaṇḍitadvattiṁsamahāpurisalakkhaṇavicitrarūpakā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kat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ka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mākhyātaupasaggabyañjanasadd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ān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en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mmapadabyañja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paṭṭhānānī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ketumālādīhi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mass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ñ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āraṇ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ubyañjanaggāhīti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thabyañjanasampan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iya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liṅg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aāraṇatt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bhin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āy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iliṭṭhatāmattam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iliṭṭhatāy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tthasabyañjanakevalaparipuṇṇaparisuddhabrahmacariy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āy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atināma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añjanamattey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ṅgahi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ndhimatt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paṭimaṇḍi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pāripūriy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amudāy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padānuga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k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udāy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aṭimaṇḍitadvattiṁsamahāpurisalakkhaṇakāyappabhābyāmappabhāketumālāvicittatā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mi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dabyañjanant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savidhabyañjanabuddhiy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nānatta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tabbabyañjanavika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chamaṁsādibyañjan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paṭimaṇḍit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dd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ntiādī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pa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ntiādisaddantarasannidhā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āripūri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isaṅkhāt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puṇṇabyañjanam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puṇṇabyañjanadhammadesa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yitabyañjanaras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ntiādi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i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pabyañja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ūpabyañjanatt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kasūpeyyabyañjanavika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pabyañjanapaṭicchādane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oy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vibhāg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aḍḍhan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amev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ṭibimbikabyañjanapabhāvantabhū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ṭibimbabyañjanapabhāmatt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byañja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sāravan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aṭimaṇḍit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ampan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sampattiñc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tt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dhur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ttabyañjanabhājanān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peyyabyañjanavikatī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peyyabyañjanavika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ass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mabhilāp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puṇṇabyañjanat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sampat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hojanā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ppaṭimaṇḍitarūpakāy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parītabyañjanasunikkhep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aṭimaṇḍitadvattiṁsamahāpurisalakkhaṇ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isaliṅganimittādi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thiliṅganimittādibyañjanañ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dvayas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byañjanatot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mattass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parītapadabyañjanasunikkhep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salabyañjanatth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mūlabyañjanatth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ttabyañjanatthassevasambhavat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uttabyañjanatth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mūlabyañjanatt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salabyañjan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salabyañjanatt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ntiladdhavohār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harapadabyañjanaākāraniruttiniddesavase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ras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ggahaṇākārasaṅkhāt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aṅkhāt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desakapayojanādi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atthabyañjanaggahaṇasaṅkhā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atthabyañjanaggahaṇ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āripūri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aripuṇṇañhīādi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iliṭṭhatāvase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kkhiṇapāduddharaṇasaṅkhātānubyañjanapaṭimaṇḍit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nabyañjan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ampattiy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ānubyañja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hibyañjanak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vivajji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janabhojanabyañjanaparivesakabhuñjakūpam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ggahaṇe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dvārene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ān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irekabyañjanass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hū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yyokamyatāyasūpabyañjanapaṭicchādanaujjhānasaññī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ūmisaṅkhātabyañjanagocarasaṅkhātasuttatthā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ukh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ariyeṭṭhibhāv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tabyañjan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padabyañjanapadabhū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hiladhanitāditaṁtaṁbyañjanabuddhi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madhurat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padān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iliṭṭhatāmattamev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ntiādivaca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ṇāsavaggasuttabhāṇavārānusandhibyañja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mabyañja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uttibyañjanabhāvanivāraṇatth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ketumālālaṅkatāy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kārādibyañjanasahi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ñcaḍḍhamattik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rassasaraṭṭhā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dīghasaraṭṭhā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vuttalakkhaṇapadaanupadaanvakkharaanubyañjanagaṇan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yañjanatthaggahaṇa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adasampat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āripūriy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nnissitatt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mpattidīpanat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yañjanat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mpannata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mpann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byañjanasaṅkappa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vase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byañja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byāmappabhāppades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risodh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maññ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sādagathitaṁ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hibyañjan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ññite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ntapakatik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usalot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pabhed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iyā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ivises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ī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uddhī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niruttiy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rūpa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āraṇatt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lakkhaṇāsītianubyañjanasobhi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tabyañjanamp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hanimittānubyañjanaggāhādi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desabyañjanavasen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pākādī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ñcāādimā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tantabyañjan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janabhojanabyañjanabhattakārakabhuñjakavikapp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ṭṭhāniyā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paṭisaraṇā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ttabyañjanatthass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a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anupadaanvakkharaanubyañjanavas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ggahaṇānānākār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eh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byāmappabhādianekaguṇagaṇasamujjalarūpakāyasampattiadhiṭṭhā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virājit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pasākabyañjan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aṭimaṇḍitabāttiṁsamahāpuri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ntiād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dianaññasādhāraṇ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ppaṭimaṇḍi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bhāsito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mityādī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samujjal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siliṭṭhatāpayojan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siliṭṭhat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ampad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tthaggahaṇalakkhaṇ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mittānubyañjanaggahaṇalakkhaṇ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ayabhāvato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gāhass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gāhī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aññi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mittānubyañjanaggahaṇanimitt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ubyañjanaggāhī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ānubyañjanaggāhin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gāhin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patirūpakehi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usa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mittaggahaṇaanubyañjanaggahaṇavinodan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byāmappabh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harapadabyañjanaākāraniruttiniddese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uthutte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ampannaṁ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byañjanañ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ubyañjan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hibyañjanabhaṇḍā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byañjan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diṭṭhasarabyañjanalakkhaṇappaṭivedh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iliṭṭhatā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ṁ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pakāsakabyañjanapuṇṇ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dhar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ampann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ṇṇasaṇṭhānabyañjanaggahaṇalakkhaṇ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nd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ubyañjanaggā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niruttābhilāpā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rasabyañjanaṁ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nimittakovid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nimittadhar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byañjanaṁ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k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mi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gāh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mevetth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d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bibhāvanabyañjanasampatti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atthabyañjanaggahaṇ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atthabyañjanaggaha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aripuṇṇañ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m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ubbāpar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gāh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byāmappabhādvattiṁsavaralakkhaṇasamujjalasarīr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ndhi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ay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ndhikar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ānubyañjanappabhāsi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rohapariṇāhadvattiṁsamahāpurisalakkhaṇaasītānubyañjanabyāmappabhāmaṇḍale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ānubyañjanabyāmappabhāsamujjalavirājitasarīrat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alasarīravippakiṇṇapuññappabhāvanibbattāsītānubyañjanapaṭimaṇḍitadvattiṁsamahāpurisalakkhaṇasassirīk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ndhimat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pabyañjanasampan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byāmappabhādvattiṁsavaralakkhaṇasamujjal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pallāsaggāhavāra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madhur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yañjanaparisuddh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āṇabhatt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byañja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kharādichabyañjanapadasamāyog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sampatti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ṇṇasaṇṭhānabyañjanaggahaṇalakkhaṇā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tthasabyañjanatādī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bhā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āgukhajjakabhattabyañjanapānakādī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āsītianubyañjanabyāmappabhā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samalaṅkatavarasarīr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ānubyañjanavirāji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siliṭṭhatāmattam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ndhimattamevā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ppaṭimaṇḍi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paṭimaṇḍite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maṇḍalapadabyañjanaparipuṇṇ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rasabyañja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sandhibyañjanasiliṭṭha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pabyañjanatth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sūp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hur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rasasūp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āsītānubyañjanappaṭimaṇḍi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hi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ṭisaraṇā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madhur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pannañ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vittilakkhaṇabyañjanak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ṁp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ampann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maākhyātaupasaggabyañjanasadd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mukh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ārabhāv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a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riyeṭṭhibhāvat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dānantaram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kārapadabyañjananiruttiy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paṭimaṇḍitabāttiṁsamahāpurisalakkhaṇasamujjal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o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paṭimaṇḍi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ānubyañjanadvattiṁsamahāpurisalakkhaṇapaṭimaṇḍi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chamaṁsasākaphalakaḷīrādi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āra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samujjal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anubyañjan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adānam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ñc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padasamudāyabhāv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habyañjanapadabhāv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samudāy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ayoād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paband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hibyañjanabhaṭṭhak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ariyāy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sūpabyañjanavikatik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ānubyañjanasarīrasobhag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atthabyañjanagaha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varalakkhaṇānubyañjanasamalaṅkatasarīr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hiladhanitādidasavidhabyañjanabuddhisampan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dhānañ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byāmappabhānurañji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ubbāpa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samujjalitasobh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abyañjanasandhi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o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byañjanasiliṭṭhattamattam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mittānubyañjanasallakkhaṇ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byañjanañ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āttiṁsamahāpurisalakkhaṇaasītianubyañjanabyāmappabhāketumālālaṅk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kusalat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a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ggāh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ānubyañjanabyāmappabhā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ññāyamānapadabyañjananigghosasadd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paṭimaṇḍitat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ñ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yañjanapaṭimaṇḍi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ānubyañjanasobh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ūp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byañjanarasamanekamaṁsavikatisampan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ras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varalakkhaṇāsītianubyañjanasampad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cchāyāmatten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āsītānubyañjanapaṭimaṇḍit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puṇṇapadabyañjanak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ratanapaṭimaṇḍite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ḍāk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ārabyañjanapadakammanayā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cārat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mākhyātaupasagganipātabyañjanasadd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bhā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bhāg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bhāgañ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arivāradvattiṁsavaralakkhaṇapaṭimaṇḍitasarīr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ūpādigahaṇatth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sūpabyañjanabhojanasampan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khaṇakhacitamanubyañjanavicitr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mittānu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mittānubyañjanaggaha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mittānubyañjanaggahaṇavas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maṇḍalapadabyañjanam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uccay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gavesak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ndhikar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hibyañjanamattam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ṇḍuleyyakādisāk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aṭimaṇḍite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samujjaleh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parivār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banakhatuṅganakhatādiasītianubyañjanasaṅkhā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sampād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pabyañjanak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tthāvadhāraṇasamatthā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balakkhaṇānubyañjanasamalaṅkatasarīratt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ītianubyañjanavibhūs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vipallāsagāhanivāraṇ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añjanapāṭ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hitabyañjan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yañjanantiādī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dianekaguṇagaṇasamujjalarūpakāyasampat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mmapadabyañjana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didaṁbyañjanaṁ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nubyañjanaggāhī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byañjanasaṅkhataman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ītianubyañjanapaṭimaṇḍitadvattiṁsamahāpurisalakkhaṇavicitrarūpakā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tānānākulapadabyañjanasaṅkhatabhāv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habhobyañjan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ubyañjanaggāh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ṁvāk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ūbyañjan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t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abyañjan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pontabyañjan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yañjan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ñibyañjan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banakhatuṅganakhatādiasītianubyañjanapaṭimaṇḍit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sampatti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kharapadabyañj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di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ṁyog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yañjanantid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yañjanatta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byañjanappaṭimaṇḍit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sak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acca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ātvant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kabyañjanadhātū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ekabyañjanadhātū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pontabyañjanassak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abyañjanalop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ādibyañjanalop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añjanas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ponādi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curabyañjanavat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yuttass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viyojanatth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babyañj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yañjanasandhividh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m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tānapadabyañjan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khaṇānubyañjanappaṭimaṇḍit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yuttibyañjanayuttīn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siñ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saādīnañc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s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rabyañjanalakkhaṇ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byañjanasabhāv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byañjanapaṭimaṇḍi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byañjanalakkhaṇ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byañjanachabbaṇṇaraṁsīsaṅkhat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ītyānubyañjanachabbaṇṇaraṁsī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khaṇāsītyānubyañj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ītyānubyañjanasampattisaṅkhāt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ītianubyañj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ītyānubyañjanalakkhaṇ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ītianubyañjanapaṭimaṇḍi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ītyānubyañj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khaṇānubyañjanappaṭ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attiṁsamahāpurisalakkhaṇāsītānubyañjanalakkhaṇasampan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ūpo=byañjanavis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yuttivirod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dabyañjanabhāv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kharapadabyañj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parikkhi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vipatti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ittānubyañjanasaṅkappavasenātiratt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ājanabhojanabyañjanabhattakārakabhuñjakavikappadass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kharapadabyañjanabhāv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gocaracitt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byañjanasand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yatthānamant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āyakovadhahiṁsāyaṁñibyañjan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siñhek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bhāv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ṇarukkhapasusakunadhanadhaññabyañjanajanappadā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ītyānubyañjanavilasi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ssanubyañjanatārakākul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ītyanubyañjanalakkhaṇehi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yānubyañjanavilasi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ittanubyañjanagā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anubyañjanacārurūpakā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di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ādibyañjanalop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kāravajjit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dibyañjanassāādi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ādi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si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pont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ṇarukkhapasusakuṇadhanadhaññavyañjanajanapadānaṁ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bassāditoññass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yañjanassैñ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attiṁsamahāpurisalakkhaṇaasītianubyañjanabyāmappabhādianaññasādhāraṇaguṇavisesapaṭimaṇḍitarūpakāyatā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aṭisaraṇ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mpat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yañjanamattak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ūpavyañj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ādi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tītiādi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ñcabyañjanapañca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loparā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ṁyogādibyañjanalop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lop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byañjanabhū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dvi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raddhapadabyañj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dantabyañj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ubyañjanaggāhīādi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sabyañjanabhedi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ūraṇ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siuk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adhātu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yañjanavaḍḍh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adhāturūp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adhātū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ponādibyañjanassac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ponādibyañjan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ādibyañjanabhūt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yañjanasabhāvabyāpārañce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khaṇabyañjanasabhāv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cakalakkhaṇikabyañjana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byañjanarūp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byañjanasarīre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byañjan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byañjanapatimaṇḍi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bandhābhibyañjanakenādhi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sābhā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ndhīh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pariggahaṇ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kkharasaddād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viniccha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ān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bandhibyañjanassābhā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sampan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ītyānubyañjanabyāmappabhādvattiṁsamahāpurisalakkhaṇavici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kharapadabyañjanatt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aññabyañj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ibyañja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saññāho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parass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mpa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cchā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cchāyāmat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tthasabyañjanakevalaparipuṇṇaparisuddhabrahmacariyappakāsanat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tthasabyañjanakevalaparipuṇṇaparisuddhabrahmacariyappakās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attiṁsalakkhaṇānubyañjanapatimaṇḍit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chiticchitamaṁsādibyañjanañj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habyañjanaggahaṇ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yañjanantattā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att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ñhīād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ītyānubyañjanan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byañjan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abyañjanavise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ññāyamānakkharapadabyañjanatt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thapādādianubyañjan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ittānubyañjanaggāh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visesavas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visesābhāvep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ntass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khaṇānubyañjanasampann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sabyañjan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thibyañjanakas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k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konā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añjanato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1:.B724])" office:value-type="float" office:value="257" calcext:value-type="float">
            <text:p>257</text:p>
          </table:table-cell>
          <table:table-cell table:formula="of:=SUM([.C1:.C724])" office:value-type="float" office:value="146" calcext:value-type="float">
            <text:p>146</text:p>
          </table:table-cell>
          <table:table-cell table:formula="of:=SUM([.D1:.D724])" office:value-type="float" office:value="70" calcext:value-type="float">
            <text:p>70</text:p>
          </table:table-cell>
          <table:table-cell table:formula="of:=SUM([.E1:.E724])" office:value-type="float" office:value="30" calcext:value-type="float">
            <text:p>30</text:p>
          </table:table-cell>
          <table:table-cell table:formula="of:=SUM([.F1:.F724])" office:value-type="float" office:value="684" calcext:value-type="float">
            <text:p>684</text:p>
          </table:table-cell>
          <table:table-cell table:formula="of:=SUM([.G1:.G724])" office:value-type="float" office:value="961" calcext:value-type="float">
            <text:p>961</text:p>
          </table:table-cell>
          <table:table-cell table:formula="of:=SUM([.H1:.H724])" office:value-type="float" office:value="463" calcext:value-type="float">
            <text:p>463</text:p>
          </table:table-cell>
        </table:table-row>
      </table:table>
      <table:table table:name="angajata" table:style-name="ta1">
        <table:table-column table:style-name="co17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aṅgajātaggahaṇāda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ṅgajātas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paṭinijjhāne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ṅgajātarūpasamuṭṭhāpanādin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ppades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ggahaṇ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ppades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ssāp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ṅgajātat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sīsacchādakacamm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calan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n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kkhob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kkhobhasambhav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cched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ñ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gata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metass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m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kose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pakkhipana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ggahaṇanay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ṅgajātakavaṇṇanā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ṅgajātakavacan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m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kosacammes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mukhene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cchedaattaghātādiāpattiy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ssūpatthamb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amānamaṅgajātametassā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aṅgajātakavaṇṇanā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ṅgajātan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ṅgajātass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ṅgajātantiād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bhaṅgajātak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ṅgajātaghaṭṭane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chaṅgajāta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chaṅgajātak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bhaṅgajāta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bhaṅgajātak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aṅgajāta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aṅgajātak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ṅgajāta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ṅgajātaka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sāmant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ṅgajātak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ātaṅgajātak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umaṅgajātak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antivādijātakamātaṅgajātakabharujātakasarabhaṅgajātakacetiyajātak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chaṅgajātakavaṇṇa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umaṅgajātakey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chupa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ggahaṇ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jātamagga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maṅgajātak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ṅgajātakavaṇṇa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bhaṅgajātakādī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bhaṅgajātakavaṇṇan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umaṅgajātakes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sacchādaṅgajātasampanno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ṅgajātasmi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aṅgajātakaṭṭhakathāya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1:.B65])" office:value-type="float" office:value="0" calcext:value-type="float">
            <text:p>0</text:p>
          </table:table-cell>
          <table:table-cell table:formula="of:=SUM([.C1:.C65])" office:value-type="float" office:value="9" calcext:value-type="float">
            <text:p>9</text:p>
          </table:table-cell>
          <table:table-cell table:formula="of:=SUM([.D1:.D65])" office:value-type="float" office:value="94" calcext:value-type="float">
            <text:p>94</text:p>
          </table:table-cell>
          <table:table-cell table:formula="of:=SUM([.E1:.E65])" office:value-type="float" office:value="0" calcext:value-type="float">
            <text:p>0</text:p>
          </table:table-cell>
          <table:table-cell table:formula="of:=SUM([.F1:.F65])" office:value-type="float" office:value="85" calcext:value-type="float">
            <text:p>85</text:p>
          </table:table-cell>
          <table:table-cell table:formula="of:=SUM([.G1:.G65])" office:value-type="float" office:value="186" calcext:value-type="float">
            <text:p>186</text:p>
          </table:table-cell>
          <table:table-cell table:formula="of:=SUM([.H1:.H65])" office:value-type="float" office:value="15" calcext:value-type="float">
            <text:p>15</text:p>
          </table:table-cell>
        </table:table-row>
      </table:table>
      <table:table table:name="totals" table:style-name="ta1">
        <table:shapes>
          <draw:frame draw:z-index="0" draw:style-name="gr1" draw:text-style-name="P1" svg:width="6.2945in" svg:height="3.5394in" svg:x="8.9484in" svg:y="2.474in">
            <draw:object draw:notify-on-update-of-ranges="totals.K2:totals.Q2 totals.J3:totals.J3 totals.K3:totals.Q3 totals.J4:totals.J4 totals.K4:totals.Q4 totals.J5:totals.J5 totals.K5:totals.Q5 totals.J6:totals.J6 totals.K6:totals.Q6 totals.J7:totals.J7 totals.K7:totals.Q7 totals.J8:totals.J8 totals.K8:tot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0598in" svg:height="3.5346in" svg:x="16.6315in" svg:y="2.3319in">
            <draw:object draw:notify-on-update-of-ranges="totals.T2:totals.Z2 totals.S3:totals.S3 totals.T3:totals.Z3 totals.S4:totals.S4 totals.T4:totals.Z4 totals.S5:totals.S5 totals.T5:totals.Z5 totals.S6:totals.S6 totals.T6:totals.Z6 totals.S7:totals.S7 totals.T7:totals.Z7 totals.S8:totals.S8 totals.T8:totals.Z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.8594in" svg:height="3.539in" svg:x="0.4335in" svg:y="7.5268in">
            <draw:object draw:notify-on-update-of-ranges="totals.B35:totals.H35 totals.A36:totals.A36 totals.B37:totals.H37 totals.A36:totals.A36 totals.B36:totals.H36 totals.A38:totals.A38 totals.B38:totals.H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53in" svg:height="3.5453in" svg:x="9.1445in" svg:y="7.6339in">
            <draw:object draw:notify-on-update-of-ranges="totals.J38:totals.J38 totals.K38:totals.Q38 totals.J41:totals.J41 totals.K41:totals.Q41 totals.J42:totals.J42 totals.K42:totals.Q42 totals.J39:totals.J39 totals.K39:totals.Q39 totals.J40:totals.J40 totals.K40:totals.Q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6.2949in" svg:height="3.5453in" svg:x="17.5524in" svg:y="7.7594in">
            <draw:object draw:notify-on-update-of-ranges="totals.T38:totals.Z38 totals.S39:totals.S39 totals.T39:totals.Z39 totals.S40:totals.S40 totals.T40:totals.Z40 totals.S41:totals.S41 totals.T41:totals.Z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3055in" svg:height="3.5449in" svg:x="0.802in" svg:y="1.5374in">
            <draw:object draw:notify-on-update-of-ranges="totals.B2:totals.H2 totals.A3:totals.A3 totals.B3:totals.H3 totals.A4:totals.A4 totals.B4:totals.H4 totals.A5:totals.A5 totals.B5:totals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6.3059in" svg:height="3.5453in" svg:x="0.3791in" svg:y="11.3882in">
            <draw:object draw:notify-on-update-of-ranges="totals.B2:totals.H2 totals.A3:totals.A3 totals.B3:totals.H3 totals.A4:totals.A4 totals.B4:totals.H4 totals.A5:totals.A5 totals.B5:totals.H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6.3059in" svg:height="3.5453in" svg:x="16.7614in" svg:y="12.089in">
            <draw:object draw:notify-on-update-of-ranges="totals.K2:totals.Q2 totals.J3:totals.J3 totals.K3:totals.Q3 totals.J4:totals.J4 totals.K4:totals.Q4 totals.J5:totals.J5 totals.K5:totals.Q5 totals.J6:totals.J6 totals.K6:totals.Q6 totals.J7:totals.J7 totals.K7:totals.Q7 totals.J8:totals.J8 totals.K8:totals.Q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6.2988in" svg:height="3.5429in" svg:x="9.0386in" svg:y="13.163in">
            <draw:object draw:notify-on-update-of-ranges="totals.K67:totals.Q67 totals.J71:totals.J71 totals.K71:totals.Q71 totals.J70:totals.J70 totals.K70:totals.Q70 totals.J68:totals.J68 totals.K68:totals.Q68 totals.J69:totals.J69 totals.K69:totals.Q6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8" table:default-cell-style-name="ce2"/>
        <table:table-column table:style-name="co6" table:number-columns-repeated="8" table:default-cell-style-name="ce2"/>
        <table:table-column table:style-name="co19" table:default-cell-style-name="ce2"/>
        <table:table-column table:style-name="co6" table:number-columns-repeated="54" table:default-cell-style-name="ce2"/>
        <table:table-row table:style-name="ro1">
          <table:table-cell table:number-columns-repeated="18"/>
          <table:table-cell table:style-name="ce11" office:value-type="string" calcext:value-type="string">
            <text:p>Averages per character *1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ttas Early</text:p>
          </table:table-cell>
          <table:table-cell office:value-type="string" calcext:value-type="string">
            <text:p>Suttas Late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Abhidhamma</text:p>
          </table:table-cell>
          <table:table-cell office:value-type="string" calcext:value-type="string">
            <text:p>Atthakatha</text:p>
          </table:table-cell>
          <table:table-cell office:value-type="string" calcext:value-type="string">
            <text:p>Tika</text:p>
          </table:table-cell>
          <table:table-cell office:value-type="string" calcext:value-type="string">
            <text:p>Anya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Suttas Early</text:p>
          </table:table-cell>
          <table:table-cell office:value-type="string" calcext:value-type="string">
            <text:p>Suttas Late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Abhidhamma</text:p>
          </table:table-cell>
          <table:table-cell office:value-type="string" calcext:value-type="string">
            <text:p>Atthakatha</text:p>
          </table:table-cell>
          <table:table-cell office:value-type="string" calcext:value-type="string">
            <text:p>Tika</text:p>
          </table:table-cell>
          <table:table-cell office:value-type="string" calcext:value-type="string">
            <text:p>Anya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Suttas Early</text:p>
          </table:table-cell>
          <table:table-cell office:value-type="string" calcext:value-type="string">
            <text:p>Suttas Late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Abhidhamma</text:p>
          </table:table-cell>
          <table:table-cell office:value-type="string" calcext:value-type="string">
            <text:p>Atthakatha</text:p>
          </table:table-cell>
          <table:table-cell office:value-type="string" calcext:value-type="string">
            <text:p>Tika</text:p>
          </table:table-cell>
          <table:table-cell office:value-type="string" calcext:value-type="string">
            <text:p>Any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aṇḍak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73" calcext:value-type="float">
            <text:p>473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2" office:value-type="string" calcext:value-type="string">
            <text:p>itthiliṅga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92" calcext:value-type="float">
            <text:p>292</text:p>
          </table:table-cell>
          <table:table-cell/>
          <table:table-cell table:style-name="ce12" office:value-type="string" calcext:value-type="string">
            <text:p>itthiliṅga</text:p>
          </table:table-cell>
          <table:table-cell table:style-name="ce4" table:formula="of:=[.K3]*100000/7316178" office:value-type="float" office:value="0.0136683388512417" calcext:value-type="float">
            <text:p>0.013668338851242</text:p>
          </table:table-cell>
          <table:table-cell table:style-name="ce4" table:formula="of:=[.L3]*100000/4013859" office:value-type="float" office:value="0.0249136803260902" calcext:value-type="float">
            <text:p>0.02491368032609</text:p>
          </table:table-cell>
          <table:table-cell table:style-name="ce4" table:formula="of:=[.M3]*100000/3105323" office:value-type="float" office:value="0.0322027692449385" calcext:value-type="float">
            <text:p>0.032202769244939</text:p>
          </table:table-cell>
          <table:table-cell table:style-name="ce4" table:formula="of:=[.N3]*100000/6312609" office:value-type="float" office:value="0.0633652424853179" calcext:value-type="float">
            <text:p>0.063365242485318</text:p>
          </table:table-cell>
          <table:table-cell table:style-name="ce4" table:formula="of:=[.O3]*100000/24406845" office:value-type="float" office:value="0.208957773935959" calcext:value-type="float">
            <text:p>0.208957773935959</text:p>
          </table:table-cell>
          <table:table-cell table:style-name="ce4" table:formula="of:=[.P3]*100000/22062720" office:value-type="float" office:value="0.475915934209381" calcext:value-type="float">
            <text:p>0.475915934209381</text:p>
          </table:table-cell>
          <table:table-cell table:style-name="ce4" table:formula="of:=[.Q3]*100000/10552483" office:value-type="float" office:value="2.76712125477956" calcext:value-type="float">
            <text:p>2.7671212547795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ubhatob­yañ­jana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purisaliṅga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urisaliṅga</text:p>
          </table:table-cell>
          <table:table-cell table:style-name="ce4" table:formula="of:=[.K4]*100000/7316178" office:value-type="float" office:value="0.0273366777024835" calcext:value-type="float">
            <text:p>0.027336677702484</text:p>
          </table:table-cell>
          <table:table-cell table:style-name="ce4" table:formula="of:=[.L4]*100000/4013859" office:value-type="float" office:value="0.0249136803260902" calcext:value-type="float">
            <text:p>0.02491368032609</text:p>
          </table:table-cell>
          <table:table-cell table:style-name="ce4" table:formula="of:=[.M4]*100000/3105323" office:value-type="float" office:value="0.0322027692449385" calcext:value-type="float">
            <text:p>0.032202769244939</text:p>
          </table:table-cell>
          <table:table-cell table:style-name="ce4" table:formula="of:=[.N4]*100000/6312609" office:value-type="float" office:value="0.0633652424853179" calcext:value-type="float">
            <text:p>0.063365242485318</text:p>
          </table:table-cell>
          <table:table-cell table:style-name="ce4" table:formula="of:=[.O4]*100000/24406845" office:value-type="float" office:value="0.0901386475802178" calcext:value-type="float">
            <text:p>0.090138647580218</text:p>
          </table:table-cell>
          <table:table-cell table:style-name="ce4" table:formula="of:=[.P4]*100000/22062720" office:value-type="float" office:value="0.203963971804021" calcext:value-type="float">
            <text:p>0.203963971804021</text:p>
          </table:table-cell>
          <table:table-cell table:style-name="ce4" table:formula="of:=[.Q4]*100000/10552483" office:value-type="float" office:value="0.0947644265335467" calcext:value-type="float">
            <text:p>0.094764426533547</text:p>
          </table:table-cell>
          <table:table-cell table:number-columns-repeated="38"/>
        </table:table-row>
        <table:table-row table:style-name="ro1">
          <table:table-cell table:style-name="ce3" office:value-type="string" calcext:value-type="string">
            <text:p>napuṃsak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958" calcext:value-type="float">
            <text:p>958</text:p>
          </table:table-cell>
          <table:table-cell/>
          <table:table-cell table:style-name="ce9" office:value-type="string" calcext:value-type="string">
            <text:p>itthinimit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itthinimitta</text:p>
          </table:table-cell>
          <table:table-cell table:style-name="ce4" table:formula="of:=[.K5]*100000/7316178" office:value-type="float" office:value="0" calcext:value-type="float">
            <text:p>0</text:p>
          </table:table-cell>
          <table:table-cell table:style-name="ce4" table:formula="of:=[.L5]*100000/4013859" office:value-type="float" office:value="0" calcext:value-type="float">
            <text:p>0</text:p>
          </table:table-cell>
          <table:table-cell table:style-name="ce4" table:formula="of:=[.M5]*100000/3105323" office:value-type="float" office:value="0" calcext:value-type="float">
            <text:p>0</text:p>
          </table:table-cell>
          <table:table-cell table:style-name="ce4" table:formula="of:=[.N5]*100000/6312609" office:value-type="float" office:value="0.0633652424853179" calcext:value-type="float">
            <text:p>0.063365242485318</text:p>
          </table:table-cell>
          <table:table-cell table:style-name="ce4" table:formula="of:=[.O5]*100000/24406845" office:value-type="float" office:value="0.0819442250729252" calcext:value-type="float">
            <text:p>0.081944225072925</text:p>
          </table:table-cell>
          <table:table-cell table:style-name="ce4" table:formula="of:=[.P5]*100000/22062720" office:value-type="float" office:value="0.208496504510777" calcext:value-type="float">
            <text:p>0.208496504510777</text:p>
          </table:table-cell>
          <table:table-cell table:style-name="ce4" table:formula="of:=[.Q5]*100000/10552483" office:value-type="float" office:value="0.085287983880192" calcext:value-type="float">
            <text:p>0.085287983880192</text:p>
          </table:table-cell>
          <table:table-cell table:number-columns-repeated="38"/>
        </table:table-row>
        <table:table-row table:style-name="ro1">
          <table:table-cell table:style-name="Default" table:number-columns-repeated="8"/>
          <table:table-cell/>
          <table:table-cell office:value-type="string" calcext:value-type="string">
            <text:p>purisanimit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risanimitta</text:p>
          </table:table-cell>
          <table:table-cell table:style-name="ce4" table:formula="of:=[.K6]*100000/7316178" office:value-type="float" office:value="0" calcext:value-type="float">
            <text:p>0</text:p>
          </table:table-cell>
          <table:table-cell table:style-name="ce4" table:formula="of:=[.L6]*100000/4013859" office:value-type="float" office:value="0" calcext:value-type="float">
            <text:p>0</text:p>
          </table:table-cell>
          <table:table-cell table:style-name="ce4" table:formula="of:=[.M6]*100000/3105323" office:value-type="float" office:value="0" calcext:value-type="float">
            <text:p>0</text:p>
          </table:table-cell>
          <table:table-cell table:style-name="ce4" table:formula="of:=[.N6]*100000/6312609" office:value-type="float" office:value="0.0633652424853179" calcext:value-type="float">
            <text:p>0.063365242485318</text:p>
          </table:table-cell>
          <table:table-cell table:style-name="ce4" table:formula="of:=[.O6]*100000/24406845" office:value-type="float" office:value="0.0696525913119864" calcext:value-type="float">
            <text:p>0.069652591311986</text:p>
          </table:table-cell>
          <table:table-cell table:style-name="ce4" table:formula="of:=[.P6]*100000/22062720" office:value-type="float" office:value="0.222094102631045" calcext:value-type="float">
            <text:p>0.222094102631045</text:p>
          </table:table-cell>
          <table:table-cell table:style-name="ce4" table:formula="of:=[.Q6]*100000/10552483" office:value-type="float" office:value="0.0758115412268373" calcext:value-type="float">
            <text:p>0.075811541226837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ce9" office:value-type="string" calcext:value-type="string">
            <text:p>itthibyañja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itthibyañjana</text:p>
          </table:table-cell>
          <table:table-cell table:style-name="ce4" table:formula="of:=[.K7]*100000/7316178" office:value-type="float" office:value="0" calcext:value-type="float">
            <text:p>0</text:p>
          </table:table-cell>
          <table:table-cell table:style-name="ce4" table:formula="of:=[.L7]*100000/4013859" office:value-type="float" office:value="0" calcext:value-type="float">
            <text:p>0</text:p>
          </table:table-cell>
          <table:table-cell table:style-name="ce4" table:formula="of:=[.M7]*100000/3105323" office:value-type="float" office:value="0" calcext:value-type="float">
            <text:p>0</text:p>
          </table:table-cell>
          <table:table-cell table:style-name="ce4" table:formula="of:=[.N7]*100000/6312609" office:value-type="float" office:value="0" calcext:value-type="float">
            <text:p>0</text:p>
          </table:table-cell>
          <table:table-cell table:style-name="ce4" table:formula="of:=[.O7]*100000/24406845" office:value-type="float" office:value="0.00409721125364626" calcext:value-type="float">
            <text:p>0.004097211253646</text:p>
          </table:table-cell>
          <table:table-cell table:style-name="ce4" table:formula="of:=[.P7]*100000/22062720" office:value-type="float" office:value="0.0271951962405361" calcext:value-type="float">
            <text:p>0.027195196240536</text:p>
          </table:table-cell>
          <table:table-cell table:style-name="ce4" table:formula="of:=[.Q7]*100000/10552483" office:value-type="float" office:value="0.028429327960064" calcext:value-type="float">
            <text:p>0.028429327960064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ce9" office:value-type="string" calcext:value-type="string">
            <text:p>purisabyañj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purisabyañjana</text:p>
          </table:table-cell>
          <table:table-cell table:style-name="ce4" table:formula="of:=[.K8]*100000/7316178" office:value-type="float" office:value="0" calcext:value-type="float">
            <text:p>0</text:p>
          </table:table-cell>
          <table:table-cell table:style-name="ce4" table:formula="of:=[.L8]*100000/4013859" office:value-type="float" office:value="0" calcext:value-type="float">
            <text:p>0</text:p>
          </table:table-cell>
          <table:table-cell table:style-name="ce4" table:formula="of:=[.M8]*100000/3105323" office:value-type="float" office:value="0.0966083077348154" calcext:value-type="float">
            <text:p>0.096608307734815</text:p>
          </table:table-cell>
          <table:table-cell table:style-name="ce4" table:formula="of:=[.N8]*100000/6312609" office:value-type="float" office:value="0" calcext:value-type="float">
            <text:p>0</text:p>
          </table:table-cell>
          <table:table-cell table:style-name="ce4" table:formula="of:=[.O8]*100000/24406845" office:value-type="float" office:value="0.00819442250729252" calcext:value-type="float">
            <text:p>0.008194422507293</text:p>
          </table:table-cell>
          <table:table-cell table:style-name="ce4" table:formula="of:=[.P8]*100000/22062720" office:value-type="float" office:value="0.0362602616540481" calcext:value-type="float">
            <text:p>0.036260261654048</text:p>
          </table:table-cell>
          <table:table-cell table:style-name="ce4" table:formula="of:=[.Q8]*100000/10552483" office:value-type="float" office:value="0.0379057706134187" calcext:value-type="float">
            <text:p>0.037905770613419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ce9" office:value-type="string" calcext:value-type="string">
            <text:p>liṅga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09" calcext:value-type="float">
            <text:p>509</text:p>
          </table:table-cell>
          <table:table-cell table:style-name="Default" office:value-type="float" office:value="926" calcext:value-type="float">
            <text:p>926</text:p>
          </table:table-cell>
          <table:table-cell table:style-name="Default" office:value-type="float" office:value="1574" calcext:value-type="float">
            <text:p>1574</text:p>
          </table:table-cell>
          <table:table-cell/>
          <table:table-cell table:style-name="ce9" office:value-type="string" calcext:value-type="string">
            <text:p>liṅga</text:p>
          </table:table-cell>
          <table:table-cell table:style-name="ce4" table:formula="of:=[.K9]*100000/7316178" office:value-type="float" office:value="0.300703454727318" calcext:value-type="float">
            <text:p>0.300703454727318</text:p>
          </table:table-cell>
          <table:table-cell table:style-name="ce4" table:formula="of:=[.L9]*100000/4013859" office:value-type="float" office:value="1.19585665565233" calcext:value-type="float">
            <text:p>1.19585665565233</text:p>
          </table:table-cell>
          <table:table-cell table:style-name="ce4" table:formula="of:=[.M9]*100000/3105323" office:value-type="float" office:value="0.998285846593092" calcext:value-type="float">
            <text:p>0.998285846593092</text:p>
          </table:table-cell>
          <table:table-cell table:style-name="ce4" table:formula="of:=[.N9]*100000/6312609" office:value-type="float" office:value="0.126730484970636" calcext:value-type="float">
            <text:p>0.126730484970636</text:p>
          </table:table-cell>
          <table:table-cell table:style-name="ce4" table:formula="of:=[.O9]*100000/24406845" office:value-type="float" office:value="2.08548052810595" calcext:value-type="float">
            <text:p>2.08548052810595</text:p>
          </table:table-cell>
          <table:table-cell table:style-name="ce4" table:formula="of:=[.P9]*100000/22062720" office:value-type="float" office:value="4.19712528645607" calcext:value-type="float">
            <text:p>4.19712528645607</text:p>
          </table:table-cell>
          <table:table-cell table:style-name="ce4" table:formula="of:=[.Q9]*100000/10552483" office:value-type="float" office:value="14.9159207363802" calcext:value-type="float">
            <text:p>14.9159207363802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Default" office:value-type="string" calcext:value-type="string">
            <text:p>byañjana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84" calcext:value-type="float">
            <text:p>684</text:p>
          </table:table-cell>
          <table:table-cell table:style-name="Default" office:value-type="float" office:value="961" calcext:value-type="float">
            <text:p>961</text:p>
          </table:table-cell>
          <table:table-cell table:style-name="Default" office:value-type="float" office:value="463" calcext:value-type="float">
            <text:p>463</text:p>
          </table:table-cell>
          <table:table-cell/>
          <table:table-cell table:style-name="Default" office:value-type="string" calcext:value-type="string">
            <text:p>byañjana</text:p>
          </table:table-cell>
          <table:table-cell table:style-name="ce4" table:formula="of:=[.K10]*100000/7316178" office:value-type="float" office:value="3.51276308476912" calcext:value-type="float">
            <text:p>3.51276308476912</text:p>
          </table:table-cell>
          <table:table-cell table:style-name="ce4" table:formula="of:=[.L10]*100000/4013859" office:value-type="float" office:value="3.63739732760917" calcext:value-type="float">
            <text:p>3.63739732760917</text:p>
          </table:table-cell>
          <table:table-cell table:style-name="ce4" table:formula="of:=[.M10]*100000/3105323" office:value-type="float" office:value="2.25419384714569" calcext:value-type="float">
            <text:p>2.25419384714569</text:p>
          </table:table-cell>
          <table:table-cell table:style-name="ce4" table:formula="of:=[.N10]*100000/6312609" office:value-type="float" office:value="0.475239318639884" calcext:value-type="float">
            <text:p>0.475239318639884</text:p>
          </table:table-cell>
          <table:table-cell table:style-name="ce4" table:formula="of:=[.O10]*100000/24406845" office:value-type="float" office:value="2.80249249749404" calcext:value-type="float">
            <text:p>2.80249249749404</text:p>
          </table:table-cell>
          <table:table-cell table:style-name="ce4" table:formula="of:=[.P10]*100000/22062720" office:value-type="float" office:value="4.35576393119253" calcext:value-type="float">
            <text:p>4.35576393119253</text:p>
          </table:table-cell>
          <table:table-cell table:style-name="ce4" table:formula="of:=[.Q10]*100000/10552483" office:value-type="float" office:value="4.38759294850321" calcext:value-type="float">
            <text:p>4.38759294850321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Default" office:value-type="string" calcext:value-type="string">
            <text:p>Total chars</text:p>
          </table:table-cell>
          <table:table-cell table:style-name="Default" office:value-type="float" office:value="7316178" calcext:value-type="float">
            <text:p>7316178</text:p>
          </table:table-cell>
          <table:table-cell table:style-name="Default" office:value-type="float" office:value="4013859" calcext:value-type="float">
            <text:p>4013859</text:p>
          </table:table-cell>
          <table:table-cell table:style-name="Default" office:value-type="float" office:value="3105323" calcext:value-type="float">
            <text:p>3105323</text:p>
          </table:table-cell>
          <table:table-cell table:style-name="Default" office:value-type="float" office:value="6312609" calcext:value-type="float">
            <text:p>6312609</text:p>
          </table:table-cell>
          <table:table-cell table:style-name="Default" office:value-type="float" office:value="24406845" calcext:value-type="float">
            <text:p>24406845</text:p>
          </table:table-cell>
          <table:table-cell table:style-name="Default" office:value-type="float" office:value="22062720" calcext:value-type="float">
            <text:p>22062720</text:p>
          </table:table-cell>
          <table:table-cell table:style-name="Default" office:value-type="float" office:value="10552483" calcext:value-type="float">
            <text:p>10552483</text:p>
          </table:table-cell>
          <table:table-cell/>
          <table:table-cell table:style-name="Default" office:value-type="string" calcext:value-type="string">
            <text:p>Total chars</text:p>
          </table:table-cell>
          <table:table-cell table:style-name="Default" office:value-type="float" office:value="7316178" calcext:value-type="float">
            <text:p>7316178</text:p>
          </table:table-cell>
          <table:table-cell table:style-name="Default" office:value-type="float" office:value="4013859" calcext:value-type="float">
            <text:p>4013859</text:p>
          </table:table-cell>
          <table:table-cell table:style-name="Default" office:value-type="float" office:value="3105323" calcext:value-type="float">
            <text:p>3105323</text:p>
          </table:table-cell>
          <table:table-cell table:style-name="Default" office:value-type="float" office:value="6312609" calcext:value-type="float">
            <text:p>6312609</text:p>
          </table:table-cell>
          <table:table-cell table:style-name="Default" office:value-type="float" office:value="24406845" calcext:value-type="float">
            <text:p>24406845</text:p>
          </table:table-cell>
          <table:table-cell table:style-name="Default" office:value-type="float" office:value="22062720" calcext:value-type="float">
            <text:p>22062720</text:p>
          </table:table-cell>
          <table:table-cell table:style-name="Default" office:value-type="float" office:value="10552483" calcext:value-type="float">
            <text:p>10552483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47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 table:style-name="ce11" office:value-type="string" calcext:value-type="string">
            <text:p>Averages per character *10000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ttas Early</text:p>
          </table:table-cell>
          <table:table-cell office:value-type="string" calcext:value-type="string">
            <text:p>Suttas Late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Abhidhamma</text:p>
          </table:table-cell>
          <table:table-cell office:value-type="string" calcext:value-type="string">
            <text:p>Atthakatha</text:p>
          </table:table-cell>
          <table:table-cell office:value-type="string" calcext:value-type="string">
            <text:p>Tika</text:p>
          </table:table-cell>
          <table:table-cell office:value-type="string" calcext:value-type="string">
            <text:p>Any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bhatob­yañ­janaka</text:p>
          </table:table-cell>
          <table:table-cell table:style-name="ce4" table:formula="of:=[.B4]*100000/7316178" office:value-type="float" office:value="0" calcext:value-type="float">
            <text:p>0</text:p>
          </table:table-cell>
          <table:table-cell table:style-name="ce4" table:formula="of:=[.C4]*100000/4013859" office:value-type="float" office:value="0.0249136803260902" calcext:value-type="float">
            <text:p>0.02491368032609</text:p>
          </table:table-cell>
          <table:table-cell table:style-name="ce4" table:formula="of:=[.D4]*100000/3105323" office:value-type="float" office:value="1.70674676998174" calcext:value-type="float">
            <text:p>1.70674676998174</text:p>
          </table:table-cell>
          <table:table-cell table:style-name="ce4" table:formula="of:=[.E4]*100000/6312609" office:value-type="float" office:value="0" calcext:value-type="float">
            <text:p>0</text:p>
          </table:table-cell>
          <table:table-cell table:style-name="ce4" table:formula="of:=[.F4]*100000/24406845" office:value-type="float" office:value="0.159791238892204" calcext:value-type="float">
            <text:p>0.159791238892204</text:p>
          </table:table-cell>
          <table:table-cell table:style-name="ce4" table:formula="of:=[.G4]*100000/22062720" office:value-type="float" office:value="0.679879906013402" calcext:value-type="float">
            <text:p>0.679879906013402</text:p>
          </table:table-cell>
          <table:table-cell table:style-name="ce4" table:formula="of:=[.H4]*100000/10552483" office:value-type="float" office:value="0.189528853067093" calcext:value-type="float">
            <text:p>0.1895288530670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ṇḍaka</text:p>
          </table:table-cell>
          <table:table-cell table:style-name="ce4" table:formula="of:=[.B3]*100000/7316178" office:value-type="float" office:value="0.0410050165537252" calcext:value-type="float">
            <text:p>0.041005016553725</text:p>
          </table:table-cell>
          <table:table-cell table:style-name="ce4" table:formula="of:=[.C3]*100000/4013859" office:value-type="float" office:value="0.149482081956541" calcext:value-type="float">
            <text:p>0.149482081956541</text:p>
          </table:table-cell>
          <table:table-cell table:style-name="ce4" table:formula="of:=[.D3]*100000/3105323" office:value-type="float" office:value="5.24905138692497" calcext:value-type="float">
            <text:p>5.24905138692497</text:p>
          </table:table-cell>
          <table:table-cell table:style-name="ce4" table:formula="of:=[.E3]*100000/6312609" office:value-type="float" office:value="0.0633652424853179" calcext:value-type="float">
            <text:p>0.063365242485318</text:p>
          </table:table-cell>
          <table:table-cell table:style-name="ce4" table:formula="of:=[.F3]*100000/24406845" office:value-type="float" office:value="0.282707576501592" calcext:value-type="float">
            <text:p>0.282707576501592</text:p>
          </table:table-cell>
          <table:table-cell table:style-name="ce4" table:formula="of:=[.G3]*100000/22062720" office:value-type="float" office:value="2.14388797029559" calcext:value-type="float">
            <text:p>2.14388797029559</text:p>
          </table:table-cell>
          <table:table-cell table:style-name="ce4" table:formula="of:=[.H3]*100000/10552483" office:value-type="float" office:value="0.682303871041536" calcext:value-type="float">
            <text:p>0.682303871041536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napuṃsaka</text:p>
          </table:table-cell>
          <table:table-cell table:style-name="ce4" table:formula="of:=[.B5]*100000/7316178" office:value-type="float" office:value="0" calcext:value-type="float">
            <text:p>0</text:p>
          </table:table-cell>
          <table:table-cell table:style-name="ce4" table:formula="of:=[.C5]*100000/4013859" office:value-type="float" office:value="0.0249136803260902" calcext:value-type="float">
            <text:p>0.02491368032609</text:p>
          </table:table-cell>
          <table:table-cell table:style-name="ce4" table:formula="of:=[.D5]*100000/3105323" office:value-type="float" office:value="0" calcext:value-type="float">
            <text:p>0</text:p>
          </table:table-cell>
          <table:table-cell table:style-name="ce4" table:formula="of:=[.E5]*100000/6312609" office:value-type="float" office:value="0.0316826212426589" calcext:value-type="float">
            <text:p>0.031682621242659</text:p>
          </table:table-cell>
          <table:table-cell table:style-name="ce4" table:formula="of:=[.F5]*100000/24406845" office:value-type="float" office:value="0.348262956559932" calcext:value-type="float">
            <text:p>0.348262956559932</text:p>
          </table:table-cell>
          <table:table-cell table:style-name="ce4" table:formula="of:=[.G5]*100000/22062720" office:value-type="float" office:value="1.18299103646332" calcext:value-type="float">
            <text:p>1.18299103646332</text:p>
          </table:table-cell>
          <table:table-cell table:style-name="ce4" table:formula="of:=[.H5]*100000/10552483" office:value-type="float" office:value="9.07843206191377" calcext:value-type="float">
            <text:p>9.07843206191377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Suttas Early</text:p>
          </table:table-cell>
          <table:table-cell office:value-type="string" calcext:value-type="string">
            <text:p>Suttas Late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Abhidhamma</text:p>
          </table:table-cell>
          <table:table-cell office:value-type="string" calcext:value-type="string">
            <text:p>Atthakatha</text:p>
          </table:table-cell>
          <table:table-cell office:value-type="string" calcext:value-type="string">
            <text:p>Tika</text:p>
          </table:table-cell>
          <table:table-cell office:value-type="string" calcext:value-type="string">
            <text:p>Anya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Suttas Early</text:p>
          </table:table-cell>
          <table:table-cell office:value-type="string" calcext:value-type="string">
            <text:p>Suttas Late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Abhidhamma</text:p>
          </table:table-cell>
          <table:table-cell office:value-type="string" calcext:value-type="string">
            <text:p>Atthakatha</text:p>
          </table:table-cell>
          <table:table-cell office:value-type="string" calcext:value-type="string">
            <text:p>Tika</text:p>
          </table:table-cell>
          <table:table-cell office:value-type="string" calcext:value-type="string">
            <text:p>Anya</text:p>
          </table:table-cell>
          <table:table-cell table:number-columns-repeated="38"/>
        </table:table-row>
        <table:table-row table:style-name="ro1">
          <table:table-cell table:style-name="Default" office:value-type="string" calcext:value-type="string">
            <text:p>Total chars</text:p>
          </table:table-cell>
          <table:table-cell table:style-name="Default" office:value-type="float" office:value="7316178" calcext:value-type="float">
            <text:p>7316178</text:p>
          </table:table-cell>
          <table:table-cell table:style-name="Default" office:value-type="float" office:value="4013859" calcext:value-type="float">
            <text:p>4013859</text:p>
          </table:table-cell>
          <table:table-cell table:style-name="Default" office:value-type="float" office:value="3105323" calcext:value-type="float">
            <text:p>3105323</text:p>
          </table:table-cell>
          <table:table-cell table:style-name="Default" office:value-type="float" office:value="6312609" calcext:value-type="float">
            <text:p>6312609</text:p>
          </table:table-cell>
          <table:table-cell table:style-name="Default" office:value-type="float" office:value="24406845" calcext:value-type="float">
            <text:p>24406845</text:p>
          </table:table-cell>
          <table:table-cell table:style-name="Default" office:value-type="float" office:value="22062720" calcext:value-type="float">
            <text:p>22062720</text:p>
          </table:table-cell>
          <table:table-cell table:style-name="Default" office:value-type="float" office:value="10552483" calcext:value-type="float">
            <text:p>10552483</text:p>
          </table:table-cell>
          <table:table-cell/>
          <table:table-cell table:style-name="ce12" office:value-type="string" calcext:value-type="string">
            <text:p>itthiliṅga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92" calcext:value-type="float">
            <text:p>292</text:p>
          </table:table-cell>
          <table:table-cell/>
          <table:table-cell table:style-name="ce12" office:value-type="string" calcext:value-type="string">
            <text:p>itthiliṅga</text:p>
          </table:table-cell>
          <table:table-cell table:style-name="ce4" table:formula="of:=[.T3]" office:value-type="float" office:value="0.0136683388512417" calcext:value-type="float">
            <text:p>0.013668338851242</text:p>
          </table:table-cell>
          <table:table-cell table:style-name="ce4" table:formula="of:=[.U3]" office:value-type="float" office:value="0.0249136803260902" calcext:value-type="float">
            <text:p>0.02491368032609</text:p>
          </table:table-cell>
          <table:table-cell table:style-name="ce4" table:formula="of:=[.V3]" office:value-type="float" office:value="0.0322027692449385" calcext:value-type="float">
            <text:p>0.032202769244939</text:p>
          </table:table-cell>
          <table:table-cell table:style-name="ce4" table:formula="of:=[.W3]" office:value-type="float" office:value="0.0633652424853179" calcext:value-type="float">
            <text:p>0.063365242485318</text:p>
          </table:table-cell>
          <table:table-cell table:style-name="ce4" table:formula="of:=[.X3]" office:value-type="float" office:value="0.208957773935959" calcext:value-type="float">
            <text:p>0.208957773935959</text:p>
          </table:table-cell>
          <table:table-cell table:style-name="ce4" table:formula="of:=[.Y3]" office:value-type="float" office:value="0.475915934209381" calcext:value-type="float">
            <text:p>0.475915934209381</text:p>
          </table:table-cell>
          <table:table-cell table:style-name="ce4" table:formula="of:=[.Z3]" office:value-type="float" office:value="2.76712125477956" calcext:value-type="float">
            <text:p>2.76712125477956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ce9" office:value-type="string" calcext:value-type="string">
            <text:p>purisaliṅga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urisaliṅga</text:p>
          </table:table-cell>
          <table:table-cell table:style-name="Default" table:formula="of:=[.T4]" office:value-type="float" office:value="0.0273366777024835" calcext:value-type="float">
            <text:p>0.027336677702484</text:p>
          </table:table-cell>
          <table:table-cell table:style-name="Default" table:formula="of:=[.U4]" office:value-type="float" office:value="0.0249136803260902" calcext:value-type="float">
            <text:p>0.02491368032609</text:p>
          </table:table-cell>
          <table:table-cell table:style-name="Default" table:formula="of:=[.V4]" office:value-type="float" office:value="0.0322027692449385" calcext:value-type="float">
            <text:p>0.032202769244939</text:p>
          </table:table-cell>
          <table:table-cell table:style-name="Default" table:formula="of:=[.W4]" office:value-type="float" office:value="0.0633652424853179" calcext:value-type="float">
            <text:p>0.063365242485318</text:p>
          </table:table-cell>
          <table:table-cell table:style-name="Default" table:formula="of:=[.X4]" office:value-type="float" office:value="0.0901386475802178" calcext:value-type="float">
            <text:p>0.090138647580218</text:p>
          </table:table-cell>
          <table:table-cell table:style-name="Default" table:formula="of:=[.Y4]" office:value-type="float" office:value="0.203963971804021" calcext:value-type="float">
            <text:p>0.203963971804021</text:p>
          </table:table-cell>
          <table:table-cell table:style-name="Default" table:formula="of:=[.Z4]" office:value-type="float" office:value="0.0947644265335467" calcext:value-type="float">
            <text:p>0.094764426533547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ce9" office:value-type="string" calcext:value-type="string">
            <text:p>liṅga</text:p>
          </table:table-cell>
          <table:table-cell table:style-name="Default" table:formula="of:=[.K9]-[.K40]-[.K39]-[.K42]" office:value-type="float" office:value="19" calcext:value-type="float">
            <text:p>19</text:p>
          </table:table-cell>
          <table:table-cell table:style-name="Default" table:formula="of:=[.L9]-[.L40]-[.L39]-[.L42]" office:value-type="float" office:value="46" calcext:value-type="float">
            <text:p>46</text:p>
          </table:table-cell>
          <table:table-cell table:style-name="Default" table:formula="of:=[.M9]-[.M40]-[.M39]-[.M42]" office:value-type="float" office:value="29" calcext:value-type="float">
            <text:p>29</text:p>
          </table:table-cell>
          <table:table-cell table:style-name="Default" table:formula="of:=[.N9]-[.N40]-[.N39]-[.N42]" office:value-type="float" office:value="0" calcext:value-type="float">
            <text:p>0</text:p>
          </table:table-cell>
          <table:table-cell table:style-name="Default" table:formula="of:=[.O9]-[.O40]-[.O39]-[.O42]" office:value-type="float" office:value="434" calcext:value-type="float">
            <text:p>434</text:p>
          </table:table-cell>
          <table:table-cell table:style-name="Default" table:formula="of:=[.P9]-[.P40]-[.P39]-[.P42]" office:value-type="float" office:value="744" calcext:value-type="float">
            <text:p>744</text:p>
          </table:table-cell>
          <table:table-cell table:style-name="Default" table:formula="of:=[.Q9]-[.Q40]-[.Q39]-[.Q42]" office:value-type="float" office:value="1090" calcext:value-type="float">
            <text:p>1090</text:p>
          </table:table-cell>
          <table:table-cell/>
          <table:table-cell table:style-name="ce9" office:value-type="string" calcext:value-type="string">
            <text:p>liṅga</text:p>
          </table:table-cell>
          <table:table-cell table:style-name="Default" table:formula="of:=[.T9]-[.T40]-[.T39]" office:value-type="float" office:value="0.259698438173593" calcext:value-type="float">
            <text:p>0.259698438173593</text:p>
          </table:table-cell>
          <table:table-cell table:style-name="Default" table:formula="of:=[.U9]-[.U40]-[.U39]" office:value-type="float" office:value="1.14602929500015" calcext:value-type="float">
            <text:p>1.14602929500015</text:p>
          </table:table-cell>
          <table:table-cell table:style-name="Default" table:formula="of:=[.V9]-[.V40]-[.V39]" office:value-type="float" office:value="0.933880308103215" calcext:value-type="float">
            <text:p>0.933880308103215</text:p>
          </table:table-cell>
          <table:table-cell table:style-name="Default" table:formula="of:=[.W9]-[.W40]-[.W39]" office:value-type="float" office:value="0" calcext:value-type="float">
            <text:p>0</text:p>
          </table:table-cell>
          <table:table-cell table:style-name="Default" table:formula="of:=[.X9]-[.X40]-[.X39]" office:value-type="float" office:value="1.78638410658977" calcext:value-type="float">
            <text:p>1.78638410658977</text:p>
          </table:table-cell>
          <table:table-cell table:style-name="Default" table:formula="of:=[.Y9]-[.Y40]-[.Y39]" office:value-type="float" office:value="3.51724538044266" calcext:value-type="float">
            <text:p>3.51724538044266</text:p>
          </table:table-cell>
          <table:table-cell table:style-name="Default" table:formula="of:=[.Z9]-[.Z40]-[.Z39]" office:value-type="float" office:value="12.0540350550671" calcext:value-type="float">
            <text:p>12.0540350550671</text:p>
          </table:table-cell>
          <table:table-cell table:number-columns-repeated="38"/>
        </table:table-row>
        <table:table-row table:style-name="ro1">
          <table:table-cell table:number-columns-repeated="9"/>
          <table:table-cell table:style-name="ce9" office:value-type="string" calcext:value-type="string">
            <text:p>napuṁsakaliṅg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47"/>
        </table:table-row>
        <table:table-row table:style-name="ro1" table:number-rows-repeated="2">
          <table:table-cell table:number-columns-repeated="9"/>
          <table:table-cell table:style-name="ce9"/>
          <table:table-cell table:number-columns-repeated="54"/>
        </table:table-row>
        <table:table-row table:style-name="ro1">
          <table:table-cell table:number-columns-repeated="9"/>
          <table:table-cell table:style-name="ce9"/>
          <table:table-cell table:style-name="Default" table:number-columns-repeated="7"/>
          <table:table-cell table:number-columns-repeated="47"/>
        </table:table-row>
        <table:table-row table:style-name="ro1" table:number-rows-repeated="2">
          <table:table-cell table:number-columns-repeated="9"/>
          <table:table-cell table:style-name="Default" table:number-columns-repeated="8"/>
          <table:table-cell table:number-columns-repeated="47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Word</text:p>
          </table:table-cell>
          <table:table-cell office:value-type="string" calcext:value-type="string">
            <text:p>Suttas Early</text:p>
          </table:table-cell>
          <table:table-cell office:value-type="string" calcext:value-type="string">
            <text:p>Suttas Late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Abhidhamma</text:p>
          </table:table-cell>
          <table:table-cell office:value-type="string" calcext:value-type="string">
            <text:p>Atthakatha</text:p>
          </table:table-cell>
          <table:table-cell office:value-type="string" calcext:value-type="string">
            <text:p>Tika</text:p>
          </table:table-cell>
          <table:table-cell office:value-type="string" calcext:value-type="string">
            <text:p>Anya</text:p>
          </table:table-cell>
          <table:table-cell table:number-columns-repeated="47"/>
        </table:table-row>
        <table:table-row table:style-name="ro1">
          <table:table-cell table:number-columns-repeated="9"/>
          <table:table-cell table:style-name="ce9" office:value-type="string" calcext:value-type="string">
            <text:p>itthibyañjana</text:p>
          </table:table-cell>
          <table:table-cell table:style-name="ce4" table:formula="of:=[.K7]" office:value-type="float" office:value="0" calcext:value-type="float">
            <text:p>0</text:p>
          </table:table-cell>
          <table:table-cell table:style-name="ce4" table:formula="of:=[.L7]" office:value-type="float" office:value="0" calcext:value-type="float">
            <text:p>0</text:p>
          </table:table-cell>
          <table:table-cell table:style-name="ce4" table:formula="of:=[.M7]" office:value-type="float" office:value="0" calcext:value-type="float">
            <text:p>0</text:p>
          </table:table-cell>
          <table:table-cell table:style-name="ce4" table:formula="of:=[.N7]" office:value-type="float" office:value="0" calcext:value-type="float">
            <text:p>0</text:p>
          </table:table-cell>
          <table:table-cell table:style-name="ce4" table:formula="of:=[.O7]" office:value-type="float" office:value="1" calcext:value-type="float">
            <text:p>1</text:p>
          </table:table-cell>
          <table:table-cell table:style-name="ce4" table:formula="of:=[.P7]" office:value-type="float" office:value="6" calcext:value-type="float">
            <text:p>6</text:p>
          </table:table-cell>
          <table:table-cell table:style-name="ce4" table:formula="of:=[.Q7]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number-columns-repeated="9"/>
          <table:table-cell table:style-name="ce9" office:value-type="string" calcext:value-type="string">
            <text:p>purisabyañjana</text:p>
          </table:table-cell>
          <table:table-cell table:style-name="Default" table:formula="of:=[.K8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 table:formula="of:=[.M8]" office:value-type="float" office:value="3" calcext:value-type="float">
            <text:p>3</text:p>
          </table:table-cell>
          <table:table-cell table:style-name="Default" table:formula="of:=[.N8]" office:value-type="float" office:value="0" calcext:value-type="float">
            <text:p>0</text:p>
          </table:table-cell>
          <table:table-cell table:style-name="Default" table:formula="of:=[.O8]" office:value-type="float" office:value="2" calcext:value-type="float">
            <text:p>2</text:p>
          </table:table-cell>
          <table:table-cell table:style-name="Default" table:formula="of:=[.P8]" office:value-type="float" office:value="8" calcext:value-type="float">
            <text:p>8</text:p>
          </table:table-cell>
          <table:table-cell table:style-name="Default" table:formula="of:=[.Q8]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ubhatob­yañ­jana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47"/>
        </table:table-row>
        <table:table-row table:style-name="ro1">
          <table:table-cell table:number-columns-repeated="9"/>
          <table:table-cell table:style-name="Default" office:value-type="string" calcext:value-type="string">
            <text:p>byañjana</text:p>
          </table:table-cell>
          <table:table-cell table:formula="of:=[.K10]-[.K7]-[.K8]-[.K70]" office:value-type="float" office:value="257" calcext:value-type="float">
            <text:p>257</text:p>
          </table:table-cell>
          <table:table-cell table:formula="of:=[.L10]-[.L7]-[.L8]-[.L70]" office:value-type="float" office:value="145" calcext:value-type="float">
            <text:p>145</text:p>
          </table:table-cell>
          <table:table-cell table:formula="of:=[.M10]-[.M7]-[.M8]-[.M70]" office:value-type="float" office:value="14" calcext:value-type="float">
            <text:p>14</text:p>
          </table:table-cell>
          <table:table-cell table:formula="of:=[.N10]-[.N7]-[.N8]-[.N70]" office:value-type="float" office:value="30" calcext:value-type="float">
            <text:p>30</text:p>
          </table:table-cell>
          <table:table-cell table:formula="of:=[.O10]-[.O7]-[.O8]-[.O70]" office:value-type="float" office:value="642" calcext:value-type="float">
            <text:p>642</text:p>
          </table:table-cell>
          <table:table-cell table:formula="of:=[.P10]-[.P7]-[.P8]-[.P70]" office:value-type="float" office:value="797" calcext:value-type="float">
            <text:p>797</text:p>
          </table:table-cell>
          <table:table-cell table:formula="of:=[.Q10]-[.Q7]-[.Q8]-[.Q70]" office:value-type="float" office:value="436" calcext:value-type="float">
            <text:p>436</text:p>
          </table:table-cell>
          <table:table-cell table:number-columns-repeated="47"/>
        </table:table-row>
        <table:table-row table:style-name="ro1">
          <table:table-cell table:number-columns-repeated="9"/>
          <table:table-cell table:style-name="ce9"/>
          <table:table-cell table:style-name="Default" table:number-columns-repeated="7"/>
          <table:table-cell table:number-columns-repeated="47"/>
        </table:table-row>
        <table:table-row table:style-name="ro1">
          <table:table-cell table:number-columns-repeated="9"/>
          <table:table-cell table:style-name="ce9"/>
          <table:table-cell table:number-columns-repeated="54"/>
        </table:table-row>
        <table:table-row table:style-name="ro1">
          <table:table-cell table:number-columns-repeated="9"/>
          <table:table-cell table:style-name="ce9"/>
          <table:table-cell table:style-name="Default" table:number-columns-repeated="7"/>
          <table:table-cell table:number-columns-repeated="47"/>
        </table:table-row>
        <table:table-row table:style-name="ro1" table:number-rows-repeated="2">
          <table:table-cell table:number-columns-repeated="9"/>
          <table:table-cell table:style-name="Default" table:number-columns-repeated="8"/>
          <table:table-cell table:number-columns-repeated="47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intersex.A1:intersex.AMJ1048576" table:contains-header="false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1" table:target-range-address="pandaka.A1:pandaka.AMJ1048576" table:contains-header="false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2" table:target-range-address="napumsaka.A1:napumsaka.AMJ1048576" table:contains-header="false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3" table:target-range-address="vepurisika.A1:vepurisika.AMJ1048576" table:contains-header="false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8:28.816449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8T20:59:41.730505311</dc:date>
    <meta:editing-duration>PT6H41M29S</meta:editing-duration>
    <meta:editing-cycles>31</meta:editing-cycles>
    <meta:generator>LibreOffice/6.4.6.2$Linux_X86_64 LibreOffice_project/40$Build-2</meta:generator>
    <meta:document-statistic meta:table-count="10" meta:cell-count="25294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bar" chart:style-name="ch1">
        <chart:legend chart:legend-position="end" svg:x="12.484cm" svg:y="3.705cm" style:legend-expansion="high" chart:style-name="ch2"/>
        <chart:plot-area chart:style-name="ch3" table:cell-range-address="totals.A2:totals.H5" chart:data-source-has-labels="both" svg:x="0.32cm" svg:y="0.18cm" svg:width="11.844cm" svg:height="8.645cm">
          <chartooo:coordinate-region svg:x="1.312cm" svg:y="0.18cm" svg:width="10.852cm" svg:height="6.493cm"/>
          <chart:axis chart:dimension="x" chart:name="primary-x" chart:style-name="ch4" chartooo:axis-type="auto">
            <chartooo:date-scale/>
            <chart:categories table:cell-range-address="totals.B2:totals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B3:totals.H3" chart:label-cell-address="totals.A3:totals.A3" chart:class="chart:bar">
            <chart:data-point chart:repeated="7"/>
          </chart:series>
          <chart:series chart:style-name="ch8" chart:values-cell-range-address="totals.B4:totals.H4" chart:label-cell-address="totals.A4:totals.A4" chart:class="chart:bar">
            <chart:data-point chart:repeated="7"/>
          </chart:series>
          <chart:series chart:style-name="ch9" chart:values-cell-range-address="totals.B5:totals.H5" chart:label-cell-address="totals.A5:totals.A5" chart:class="chart:bar">
            <chart:data-point chart:repeated="6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B2:totals.H2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paṇḍaka</text:p>
                <draw:g>
                  <svg:desc>totals.A3:totals.A3</svg:desc>
                </draw:g>
              </table:table-cell>
              <table:table-cell office:value-type="float" office:value="3">
                <text:p>3</text:p>
                <draw:g>
                  <svg:desc>totals.B3:totals.H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473">
                <text:p>4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ubhatob­yañ­janaka</text:p>
                <draw:g>
                  <svg:desc>totals.A4:totals.A4</svg:desc>
                </draw:g>
              </table:table-cell>
              <table:table-cell office:value-type="float" office:value="0">
                <text:p>0</text:p>
                <draw:g>
                  <svg:desc>totals.B4:totals.H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apuṃsaka</text:p>
                <draw:g>
                  <svg:desc>totals.A5:totals.A5</svg:desc>
                </draw:g>
              </table:table-cell>
              <table:table-cell office:value-type="float" office:value="0">
                <text:p>0</text:p>
                <draw:g>
                  <svg:desc>totals.B5:totals.H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61">
                <text:p>261</text:p>
              </table:table-cell>
              <table:table-cell office:value-type="float" office:value="958">
                <text:p>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percentage="true" chart:solid-type="cylinder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3 2 0 1" chart:style-name="ch1">
        <chart:legend chart:legend-position="end" svg:x="12.467cm" svg:y="3.454cm" style:legend-expansion="high" chart:style-name="ch2"/>
        <chart:plot-area chart:style-name="ch3" table:cell-range-address="totals.J67:totals.Q71" chart:data-source-has-labels="both" svg:x="0.32cm" svg:y="0.18cm" svg:width="11.82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44cm" svg:y="0.18cm" svg:width="10.684cm" svg:height="6.6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totals.K67:totals.Q6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s.K71:totals.Q71" chart:label-cell-address="totals.J71:totals.J71" chart:class="chart:bar">
            <chart:data-point chart:repeated="7"/>
          </chart:series>
          <chart:series chart:style-name="ch8" chart:values-cell-range-address="totals.K70:totals.Q70" chart:label-cell-address="totals.J70:totals.J70" chart:class="chart:bar">
            <chart:data-point chart:repeated="7"/>
          </chart:series>
          <chart:series chart:style-name="ch9" chart:values-cell-range-address="totals.K68:totals.Q68" chart:label-cell-address="totals.J68:totals.J68" chart:class="chart:bar">
            <chart:data-point chart:repeated="7"/>
          </chart:series>
          <chart:series chart:style-name="ch10" chart:values-cell-range-address="totals.K69:totals.Q69" chart:label-cell-address="totals.J69:totals.J6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K67:totals.Q67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byañjana</text:p>
                <draw:g>
                  <svg:desc>totals.J71:totals.J71</svg:desc>
                </draw:g>
              </table:table-cell>
              <table:table-cell office:value-type="float" office:value="257">
                <text:p>257</text:p>
                <draw:g>
                  <svg:desc>totals.K71:totals.Q71</svg:desc>
                </draw:g>
              </table:table-cell>
              <table:table-cell office:value-type="float" office:value="145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642">
                <text:p>642</text:p>
              </table:table-cell>
              <table:table-cell office:value-type="float" office:value="797">
                <text:p>79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ubhatob­yañ­janaka</text:p>
                <draw:g>
                  <svg:desc>totals.J70:totals.J70</svg:desc>
                </draw:g>
              </table:table-cell>
              <table:table-cell office:value-type="float" office:value="0">
                <text:p>0</text:p>
                <draw:g>
                  <svg:desc>totals.K70:totals.Q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tthibyañjana</text:p>
                <draw:g>
                  <svg:desc>totals.J68:totals.J68</svg:desc>
                </draw:g>
              </table:table-cell>
              <table:table-cell office:value-type="float" office:value="0">
                <text:p>0</text:p>
                <draw:g>
                  <svg:desc>totals.K68:totals.Q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urisabyañjana</text:p>
                <draw:g>
                  <svg:desc>totals.J69:totals.J69</svg:desc>
                </draw:g>
              </table:table-cell>
              <table:table-cell office:value-type="float" office:value="0">
                <text:p>0</text:p>
                <draw:g>
                  <svg:desc>totals.K69:totals.Q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bar" chart:style-name="ch1">
        <chart:legend chart:legend-position="end" svg:x="12.932cm" svg:y="2.951cm" style:legend-expansion="high" chart:style-name="ch2"/>
        <chart:plot-area chart:style-name="ch3" table:cell-range-address="totals.J2:totals.Q8" chart:data-source-has-labels="both" svg:x="0.319cm" svg:y="0.179cm" svg:width="12.294cm" svg:height="8.633cm">
          <chartooo:coordinate-region svg:x="1.126cm" svg:y="0.179cm" svg:width="11.487cm" svg:height="6.481cm"/>
          <chart:axis chart:dimension="x" chart:name="primary-x" chart:style-name="ch4" chartooo:axis-type="auto">
            <chartooo:date-scale/>
            <chart:categories table:cell-range-address="totals.K2:totals.Q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K3:totals.Q3" chart:label-cell-address="totals.J3:totals.J3" chart:class="chart:bar">
            <chart:data-point chart:repeated="7"/>
          </chart:series>
          <chart:series chart:style-name="ch8" chart:values-cell-range-address="totals.K4:totals.Q4" chart:label-cell-address="totals.J4:totals.J4" chart:class="chart:bar">
            <chart:data-point chart:repeated="7"/>
          </chart:series>
          <chart:series chart:style-name="ch9" chart:values-cell-range-address="totals.K5:totals.Q5" chart:label-cell-address="totals.J5:totals.J5" chart:class="chart:bar">
            <chart:data-point chart:repeated="7"/>
          </chart:series>
          <chart:series chart:style-name="ch10" chart:values-cell-range-address="totals.K6:totals.Q6" chart:label-cell-address="totals.J6:totals.J6" chart:class="chart:bar">
            <chart:data-point chart:repeated="7"/>
          </chart:series>
          <chart:series chart:style-name="ch11" chart:values-cell-range-address="totals.K7:totals.Q7" chart:label-cell-address="totals.J7:totals.J7" chart:class="chart:bar">
            <chart:data-point chart:repeated="7"/>
          </chart:series>
          <chart:series chart:style-name="ch12" chart:values-cell-range-address="totals.K8:totals.Q8" chart:label-cell-address="totals.J8:totals.J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K2:totals.Q2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itthiliṅga</text:p>
                <draw:g>
                  <svg:desc>totals.J3:totals.J3</svg:desc>
                </draw:g>
              </table:table-cell>
              <table:table-cell office:value-type="float" office:value="1">
                <text:p>1</text:p>
                <draw:g>
                  <svg:desc>totals.K3:totals.Q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105">
                <text:p>10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purisaliṅga</text:p>
                <draw:g>
                  <svg:desc>totals.J4:totals.J4</svg:desc>
                </draw:g>
              </table:table-cell>
              <table:table-cell office:value-type="float" office:value="2">
                <text:p>2</text:p>
                <draw:g>
                  <svg:desc>totals.K4:totals.Q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tthinimitta</text:p>
                <draw:g>
                  <svg:desc>totals.J5:totals.J5</svg:desc>
                </draw:g>
              </table:table-cell>
              <table:table-cell office:value-type="float" office:value="0">
                <text:p>0</text:p>
                <draw:g>
                  <svg:desc>totals.K5:totals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urisanimitta</text:p>
                <draw:g>
                  <svg:desc>totals.J6:totals.J6</svg:desc>
                </draw:g>
              </table:table-cell>
              <table:table-cell office:value-type="float" office:value="0">
                <text:p>0</text:p>
                <draw:g>
                  <svg:desc>totals.K6:totals.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tthibyañjana</text:p>
                <draw:g>
                  <svg:desc>totals.J7:totals.J7</svg:desc>
                </draw:g>
              </table:table-cell>
              <table:table-cell office:value-type="float" office:value="0">
                <text:p>0</text:p>
                <draw:g>
                  <svg:desc>totals.K7:totals.Q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urisabyañjana</text:p>
                <draw:g>
                  <svg:desc>totals.J8:totals.J8</svg:desc>
                </draw:g>
              </table:table-cell>
              <table:table-cell office:value-type="float" office:value="0">
                <text:p>0</text:p>
                <draw:g>
                  <svg:desc>totals.K8:totals.Q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53cm" svg:height="8.979cm" xlink:href=".." xlink:type="simple" chart:class="chart:bar" chart:style-name="ch1">
        <chart:plot-area chart:style-name="ch2" table:cell-range-address="totals.S2:totals.Z8" chart:data-source-has-labels="both" svg:x="0.257cm" svg:y="0.179cm" svg:width="12.339cm" svg:height="8.621cm">
          <chartooo:coordinate-region svg:x="0.984cm" svg:y="0.179cm" svg:width="11.612cm" svg:height="6.47cm"/>
          <chart:axis chart:dimension="x" chart:name="primary-x" chart:style-name="ch3" chartooo:axis-type="auto">
            <chartooo:date-scale/>
            <chart:categories table:cell-range-address="totals.T2:totals.Z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tals.T3:totals.Z3" chart:label-cell-address="totals.S3:totals.S3" chart:class="chart:bar">
            <chart:data-point chart:repeated="7"/>
          </chart:series>
          <chart:series chart:style-name="ch7" chart:values-cell-range-address="totals.T4:totals.Z4" chart:label-cell-address="totals.S4:totals.S4" chart:class="chart:bar">
            <chart:data-point chart:repeated="7"/>
          </chart:series>
          <chart:series chart:style-name="ch8" chart:values-cell-range-address="totals.T5:totals.Z5" chart:label-cell-address="totals.S5:totals.S5" chart:class="chart:bar">
            <chart:data-point chart:repeated="7"/>
          </chart:series>
          <chart:series chart:style-name="ch9" chart:values-cell-range-address="totals.T6:totals.Z6" chart:label-cell-address="totals.S6:totals.S6" chart:class="chart:bar">
            <chart:data-point chart:repeated="7"/>
          </chart:series>
          <chart:series chart:style-name="ch10" chart:values-cell-range-address="totals.T7:totals.Z7" chart:label-cell-address="totals.S7:totals.S7" chart:class="chart:bar">
            <chart:data-point chart:repeated="7"/>
          </chart:series>
          <chart:series chart:style-name="ch11" chart:values-cell-range-address="totals.T8:totals.Z8" chart:label-cell-address="totals.S8:totals.S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T2:totals.Z2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itthiliṅga</text:p>
                <draw:g>
                  <svg:desc>totals.S3:totals.S3</svg:desc>
                </draw:g>
              </table:table-cell>
              <table:table-cell office:value-type="float" office:value="0.0136683388512417">
                <text:p>0.0136683388512417</text:p>
                <draw:g>
                  <svg:desc>totals.T3:totals.Z3</svg:desc>
                </draw:g>
              </table:table-cell>
              <table:table-cell office:value-type="float" office:value="0.0249136803260902">
                <text:p>0.0249136803260902</text:p>
              </table:table-cell>
              <table:table-cell office:value-type="float" office:value="0.0322027692449385">
                <text:p>0.0322027692449385</text:p>
              </table:table-cell>
              <table:table-cell office:value-type="float" office:value="0.0633652424853179">
                <text:p>0.0633652424853179</text:p>
              </table:table-cell>
              <table:table-cell office:value-type="float" office:value="0.208957773935959">
                <text:p>0.208957773935959</text:p>
              </table:table-cell>
              <table:table-cell office:value-type="float" office:value="0.475915934209381">
                <text:p>0.475915934209381</text:p>
              </table:table-cell>
              <table:table-cell office:value-type="float" office:value="2.76712125477956">
                <text:p>2.76712125477956</text:p>
              </table:table-cell>
            </table:table-row>
            <table:table-row>
              <table:table-cell office:value-type="string">
                <text:p>purisaliṅga</text:p>
                <draw:g>
                  <svg:desc>totals.S4:totals.S4</svg:desc>
                </draw:g>
              </table:table-cell>
              <table:table-cell office:value-type="float" office:value="0.0273366777024835">
                <text:p>0.0273366777024835</text:p>
                <draw:g>
                  <svg:desc>totals.T4:totals.Z4</svg:desc>
                </draw:g>
              </table:table-cell>
              <table:table-cell office:value-type="float" office:value="0.0249136803260902">
                <text:p>0.0249136803260902</text:p>
              </table:table-cell>
              <table:table-cell office:value-type="float" office:value="0.0322027692449385">
                <text:p>0.0322027692449385</text:p>
              </table:table-cell>
              <table:table-cell office:value-type="float" office:value="0.0633652424853179">
                <text:p>0.0633652424853179</text:p>
              </table:table-cell>
              <table:table-cell office:value-type="float" office:value="0.0901386475802178">
                <text:p>0.0901386475802178</text:p>
              </table:table-cell>
              <table:table-cell office:value-type="float" office:value="0.203963971804021">
                <text:p>0.203963971804021</text:p>
              </table:table-cell>
              <table:table-cell office:value-type="float" office:value="0.0947644265335467">
                <text:p>0.0947644265335467</text:p>
              </table:table-cell>
            </table:table-row>
            <table:table-row>
              <table:table-cell office:value-type="string">
                <text:p>itthinimitta</text:p>
                <draw:g>
                  <svg:desc>totals.S5:totals.S5</svg:desc>
                </draw:g>
              </table:table-cell>
              <table:table-cell office:value-type="float" office:value="0">
                <text:p>0</text:p>
                <draw:g>
                  <svg:desc>totals.T5:totals.Z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3652424853179">
                <text:p>0.0633652424853179</text:p>
              </table:table-cell>
              <table:table-cell office:value-type="float" office:value="0.0819442250729252">
                <text:p>0.0819442250729252</text:p>
              </table:table-cell>
              <table:table-cell office:value-type="float" office:value="0.208496504510777">
                <text:p>0.208496504510777</text:p>
              </table:table-cell>
              <table:table-cell office:value-type="float" office:value="0.085287983880192">
                <text:p>0.085287983880192</text:p>
              </table:table-cell>
            </table:table-row>
            <table:table-row>
              <table:table-cell office:value-type="string">
                <text:p>purisanimitta</text:p>
                <draw:g>
                  <svg:desc>totals.S6:totals.S6</svg:desc>
                </draw:g>
              </table:table-cell>
              <table:table-cell office:value-type="float" office:value="0">
                <text:p>0</text:p>
                <draw:g>
                  <svg:desc>totals.T6:totals.Z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3652424853179">
                <text:p>0.0633652424853179</text:p>
              </table:table-cell>
              <table:table-cell office:value-type="float" office:value="0.0696525913119864">
                <text:p>0.0696525913119864</text:p>
              </table:table-cell>
              <table:table-cell office:value-type="float" office:value="0.222094102631045">
                <text:p>0.222094102631045</text:p>
              </table:table-cell>
              <table:table-cell office:value-type="float" office:value="0.0758115412268373">
                <text:p>0.0758115412268373</text:p>
              </table:table-cell>
            </table:table-row>
            <table:table-row>
              <table:table-cell office:value-type="string">
                <text:p>itthibyañjana</text:p>
                <draw:g>
                  <svg:desc>totals.S7:totals.S7</svg:desc>
                </draw:g>
              </table:table-cell>
              <table:table-cell office:value-type="float" office:value="0">
                <text:p>0</text:p>
                <draw:g>
                  <svg:desc>totals.T7:totals.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9721125364626">
                <text:p>0.00409721125364626</text:p>
              </table:table-cell>
              <table:table-cell office:value-type="float" office:value="0.0271951962405361">
                <text:p>0.0271951962405361</text:p>
              </table:table-cell>
              <table:table-cell office:value-type="float" office:value="0.028429327960064">
                <text:p>0.028429327960064</text:p>
              </table:table-cell>
            </table:table-row>
            <table:table-row>
              <table:table-cell office:value-type="string">
                <text:p>purisabyañjana</text:p>
                <draw:g>
                  <svg:desc>totals.S8:totals.S8</svg:desc>
                </draw:g>
              </table:table-cell>
              <table:table-cell office:value-type="float" office:value="0">
                <text:p>0</text:p>
                <draw:g>
                  <svg:desc>totals.T8:totals.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66083077348154">
                <text:p>0.0966083077348154</text:p>
              </table:table-cell>
              <table:table-cell office:value-type="float" office:value="0">
                <text:p>0</text:p>
              </table:table-cell>
              <table:table-cell office:value-type="float" office:value="0.00819442250729252">
                <text:p>0.00819442250729252</text:p>
              </table:table-cell>
              <table:table-cell office:value-type="float" office:value="0.0362602616540481">
                <text:p>0.0362602616540481</text:p>
              </table:table-cell>
              <table:table-cell office:value-type="float" office:value="0.0379057706134187">
                <text:p>0.0379057706134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44cm" svg:height="8.99cm" xlink:href=".." xlink:type="simple" chart:class="chart:bar" chart:style-name="ch1">
        <chart:plot-area chart:style-name="ch2" table:cell-range-address="totals.B35:totals.H38 totals.A35:totals.A36 totals.A38:totals.A38" chart:data-source-has-labels="both" svg:x="0.246cm" svg:y="0.179cm" svg:width="11.852cm" svg:height="8.632cm">
          <chartooo:coordinate-region svg:x="0.937cm" svg:y="0.179cm" svg:width="11.161cm" svg:height="6.481cm"/>
          <chart:axis chart:dimension="x" chart:name="primary-x" chart:style-name="ch3" chartooo:axis-type="auto">
            <chartooo:date-scale/>
            <chart:categories table:cell-range-address="totals.B35:totals.H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tals.B37:totals.H37" chart:label-cell-address="totals.A36:totals.A36" chart:class="chart:bar">
            <chart:data-point chart:repeated="7"/>
          </chart:series>
          <chart:series chart:style-name="ch7" chart:values-cell-range-address="totals.B36:totals.H36" chart:label-cell-address="totals.A36:totals.A36" chart:class="chart:bar">
            <chart:data-point chart:repeated="7"/>
          </chart:series>
          <chart:series chart:style-name="ch8" chart:values-cell-range-address="totals.B38:totals.H38" chart:label-cell-address="totals.A38:totals.A3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B35:totals.H35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ubhatob­yañ­janaka</text:p>
                <draw:g>
                  <svg:desc>totals.A36:totals.A36</svg:desc>
                </draw:g>
              </table:table-cell>
              <table:table-cell office:value-type="float" office:value="0.0410050165537252">
                <text:p>0.0410050165537252</text:p>
                <draw:g>
                  <svg:desc>totals.B37:totals.H37</svg:desc>
                </draw:g>
              </table:table-cell>
              <table:table-cell office:value-type="float" office:value="0.149482081956541">
                <text:p>0.149482081956541</text:p>
              </table:table-cell>
              <table:table-cell office:value-type="float" office:value="5.24905138692497">
                <text:p>5.24905138692497</text:p>
              </table:table-cell>
              <table:table-cell office:value-type="float" office:value="0.0633652424853179">
                <text:p>0.0633652424853179</text:p>
              </table:table-cell>
              <table:table-cell office:value-type="float" office:value="0.282707576501592">
                <text:p>0.282707576501592</text:p>
              </table:table-cell>
              <table:table-cell office:value-type="float" office:value="2.14388797029559">
                <text:p>2.14388797029559</text:p>
              </table:table-cell>
              <table:table-cell office:value-type="float" office:value="0.682303871041536">
                <text:p>0.682303871041536</text:p>
              </table:table-cell>
            </table:table-row>
            <table:table-row>
              <table:table-cell office:value-type="string">
                <text:p>ubhatob­yañ­janaka</text:p>
                <draw:g>
                  <svg:desc>totals.A36:totals.A36</svg:desc>
                </draw:g>
              </table:table-cell>
              <table:table-cell office:value-type="float" office:value="0">
                <text:p>0</text:p>
                <draw:g>
                  <svg:desc>totals.B36:totals.H36</svg:desc>
                </draw:g>
              </table:table-cell>
              <table:table-cell office:value-type="float" office:value="0.0249136803260902">
                <text:p>0.0249136803260902</text:p>
              </table:table-cell>
              <table:table-cell office:value-type="float" office:value="1.70674676998174">
                <text:p>1.70674676998174</text:p>
              </table:table-cell>
              <table:table-cell office:value-type="float" office:value="0">
                <text:p>0</text:p>
              </table:table-cell>
              <table:table-cell office:value-type="float" office:value="0.159791238892204">
                <text:p>0.159791238892204</text:p>
              </table:table-cell>
              <table:table-cell office:value-type="float" office:value="0.679879906013402">
                <text:p>0.679879906013402</text:p>
              </table:table-cell>
              <table:table-cell office:value-type="float" office:value="0.189528853067093">
                <text:p>0.189528853067093</text:p>
              </table:table-cell>
            </table:table-row>
            <table:table-row>
              <table:table-cell office:value-type="string">
                <text:p>napuṃsaka</text:p>
                <draw:g>
                  <svg:desc>totals.A38:totals.A38</svg:desc>
                </draw:g>
              </table:table-cell>
              <table:table-cell office:value-type="float" office:value="0">
                <text:p>0</text:p>
                <draw:g>
                  <svg:desc>totals.B38:totals.H38</svg:desc>
                </draw:g>
              </table:table-cell>
              <table:table-cell office:value-type="float" office:value="0.0249136803260902">
                <text:p>0.0249136803260902</text:p>
              </table:table-cell>
              <table:table-cell office:value-type="float" office:value="0">
                <text:p>0</text:p>
              </table:table-cell>
              <table:table-cell office:value-type="float" office:value="0.0316826212426589">
                <text:p>0.0316826212426589</text:p>
              </table:table-cell>
              <table:table-cell office:value-type="float" office:value="0.348262956559932">
                <text:p>0.348262956559932</text:p>
              </table:table-cell>
              <table:table-cell office:value-type="float" office:value="1.18299103646332">
                <text:p>1.18299103646332</text:p>
              </table:table-cell>
              <table:table-cell office:value-type="float" office:value="9.07843206191377">
                <text:p>9.07843206191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percentage="true" chart:solid-type="cylinder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stroke-dash="Long_20_Dot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row-mapping="2 3 0 1" chart:style-name="ch1">
        <chart:legend chart:legend-position="end" svg:x="12.749cm" svg:y="3.457cm" style:legend-expansion="high" chart:style-name="ch2"/>
        <chart:plot-area chart:style-name="ch3" table:cell-range-address="totals.J38:totals.Q42" chart:data-source-has-labels="both" svg:x="0.319cm" svg:y="0.18cm" svg:width="12.111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43cm" svg:y="0.184cm" svg:width="10.987cm" svg:height="6.68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totals.K38:totals.Q3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s.K41:totals.Q41" chart:label-cell-address="totals.J41:totals.J41" chart:class="chart:bar">
            <chart:data-point chart:repeated="7"/>
          </chart:series>
          <chart:series chart:style-name="ch8" chart:values-cell-range-address="totals.K42:totals.Q42" chart:label-cell-address="totals.J42:totals.J42" chart:class="chart:bar">
            <chart:data-point chart:repeated="7"/>
          </chart:series>
          <chart:series chart:style-name="ch9" chart:values-cell-range-address="totals.K39:totals.Q39" chart:label-cell-address="totals.J39:totals.J39" chart:class="chart:bar">
            <chart:data-point chart:repeated="7"/>
          </chart:series>
          <chart:series chart:style-name="ch10" chart:values-cell-range-address="totals.K40:totals.Q40" chart:label-cell-address="totals.J40:totals.J4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K38:totals.Q38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liṅga</text:p>
                <draw:g>
                  <svg:desc>totals.J41:totals.J41</svg:desc>
                </draw:g>
              </table:table-cell>
              <table:table-cell office:value-type="float" office:value="19">
                <text:p>19</text:p>
                <draw:g>
                  <svg:desc>totals.K41:totals.Q41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34">
                <text:p>434</text:p>
              </table:table-cell>
              <table:table-cell office:value-type="float" office:value="744">
                <text:p>7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napuṁsakaliṅga</text:p>
                <draw:g>
                  <svg:desc>totals.J42:totals.J42</svg:desc>
                </draw:g>
              </table:table-cell>
              <table:table-cell office:value-type="float" office:value="0">
                <text:p>0</text:p>
                <draw:g>
                  <svg:desc>totals.K42:totals.Q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itthiliṅga</text:p>
                <draw:g>
                  <svg:desc>totals.J39:totals.J39</svg:desc>
                </draw:g>
              </table:table-cell>
              <table:table-cell office:value-type="float" office:value="1">
                <text:p>1</text:p>
                <draw:g>
                  <svg:desc>totals.K39:totals.Q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105">
                <text:p>10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purisaliṅga</text:p>
                <draw:g>
                  <svg:desc>totals.J40:totals.J40</svg:desc>
                </draw:g>
              </table:table-cell>
              <table:table-cell office:value-type="float" office:value="2">
                <text:p>2</text:p>
                <draw:g>
                  <svg:desc>totals.K40:totals.Q4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Long_20_Dot" draw:display-name="Long Dot" draw:style="rect" draw:dots1="1" draw:dots1-length="1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3.595cm" svg:y="3.706cm" style:legend-expansion="high" chart:style-name="ch2"/>
        <chart:plot-area chart:style-name="ch3" table:cell-range-address="totals.S38:totals.Z41" chart:data-source-has-labels="both" svg:x="0.319cm" svg:y="0.18cm" svg:width="12.957cm" svg:height="8.646cm">
          <chartooo:coordinate-region svg:x="0.94cm" svg:y="0.18cm" svg:width="12.336cm" svg:height="6.495cm"/>
          <chart:axis chart:dimension="x" chart:name="primary-x" chart:style-name="ch4" chartooo:axis-type="auto">
            <chartooo:date-scale/>
            <chart:categories table:cell-range-address="totals.T38:totals.Z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T39:totals.Z39" chart:label-cell-address="totals.S39:totals.S39" chart:class="chart:bar">
            <chart:data-point chart:repeated="7"/>
          </chart:series>
          <chart:series chart:style-name="ch8" chart:values-cell-range-address="totals.T40:totals.Z40" chart:label-cell-address="totals.S40:totals.S40" chart:class="chart:bar">
            <chart:data-point chart:repeated="7"/>
          </chart:series>
          <chart:series chart:style-name="ch9" chart:values-cell-range-address="totals.T41:totals.Z41" chart:label-cell-address="totals.S41:totals.S4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T38:totals.Z38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itthiliṅga</text:p>
                <draw:g>
                  <svg:desc>totals.S39:totals.S39</svg:desc>
                </draw:g>
              </table:table-cell>
              <table:table-cell office:value-type="float" office:value="0.0136683388512417">
                <text:p>0.0136683388512417</text:p>
                <draw:g>
                  <svg:desc>totals.T39:totals.Z39</svg:desc>
                </draw:g>
              </table:table-cell>
              <table:table-cell office:value-type="float" office:value="0.0249136803260902">
                <text:p>0.0249136803260902</text:p>
              </table:table-cell>
              <table:table-cell office:value-type="float" office:value="0.0322027692449385">
                <text:p>0.0322027692449385</text:p>
              </table:table-cell>
              <table:table-cell office:value-type="float" office:value="0.0633652424853179">
                <text:p>0.0633652424853179</text:p>
              </table:table-cell>
              <table:table-cell office:value-type="float" office:value="0.208957773935959">
                <text:p>0.208957773935959</text:p>
              </table:table-cell>
              <table:table-cell office:value-type="float" office:value="0.475915934209381">
                <text:p>0.475915934209381</text:p>
              </table:table-cell>
              <table:table-cell office:value-type="float" office:value="2.76712125477956">
                <text:p>2.76712125477956</text:p>
              </table:table-cell>
            </table:table-row>
            <table:table-row>
              <table:table-cell office:value-type="string">
                <text:p>purisaliṅga</text:p>
                <draw:g>
                  <svg:desc>totals.S40:totals.S40</svg:desc>
                </draw:g>
              </table:table-cell>
              <table:table-cell office:value-type="float" office:value="0.0273366777024835">
                <text:p>0.0273366777024835</text:p>
                <draw:g>
                  <svg:desc>totals.T40:totals.Z40</svg:desc>
                </draw:g>
              </table:table-cell>
              <table:table-cell office:value-type="float" office:value="0.0249136803260902">
                <text:p>0.0249136803260902</text:p>
              </table:table-cell>
              <table:table-cell office:value-type="float" office:value="0.0322027692449385">
                <text:p>0.0322027692449385</text:p>
              </table:table-cell>
              <table:table-cell office:value-type="float" office:value="0.0633652424853179">
                <text:p>0.0633652424853179</text:p>
              </table:table-cell>
              <table:table-cell office:value-type="float" office:value="0.0901386475802178">
                <text:p>0.0901386475802178</text:p>
              </table:table-cell>
              <table:table-cell office:value-type="float" office:value="0.203963971804021">
                <text:p>0.203963971804021</text:p>
              </table:table-cell>
              <table:table-cell office:value-type="float" office:value="0.0947644265335467">
                <text:p>0.0947644265335467</text:p>
              </table:table-cell>
            </table:table-row>
            <table:table-row>
              <table:table-cell office:value-type="string">
                <text:p>liṅga</text:p>
                <draw:g>
                  <svg:desc>totals.S41:totals.S41</svg:desc>
                </draw:g>
              </table:table-cell>
              <table:table-cell office:value-type="float" office:value="0.259698438173593">
                <text:p>0.259698438173593</text:p>
                <draw:g>
                  <svg:desc>totals.T41:totals.Z41</svg:desc>
                </draw:g>
              </table:table-cell>
              <table:table-cell office:value-type="float" office:value="1.14602929500015">
                <text:p>1.14602929500015</text:p>
              </table:table-cell>
              <table:table-cell office:value-type="float" office:value="0.933880308103215">
                <text:p>0.933880308103215</text:p>
              </table:table-cell>
              <table:table-cell office:value-type="float" office:value="0">
                <text:p>0</text:p>
              </table:table-cell>
              <table:table-cell office:value-type="float" office:value="1.78638410658977">
                <text:p>1.78638410658977</text:p>
              </table:table-cell>
              <table:table-cell office:value-type="float" office:value="3.51724538044266">
                <text:p>3.51724538044266</text:p>
              </table:table-cell>
              <table:table-cell office:value-type="float" office:value="12.0540350550671">
                <text:p>12.05403505506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percentage="true" chart:solid-type="cylinder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bar" chart:style-name="ch1">
        <chart:legend chart:legend-position="end" svg:x="12.485cm" svg:y="3.706cm" style:legend-expansion="high" chart:style-name="ch2"/>
        <chart:plot-area chart:style-name="ch3" table:cell-range-address="totals.A2:totals.H5" chart:data-source-has-labels="both" svg:x="0.32cm" svg:y="0.18cm" svg:width="11.845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44cm" svg:y="0.18cm" svg:width="10.693cm" svg:height="6.6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totals.B2:totals.H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s.B3:totals.H3" chart:label-cell-address="totals.A3:totals.A3" chart:class="chart:bar">
            <chart:data-point chart:repeated="7"/>
          </chart:series>
          <chart:series chart:style-name="ch8" chart:values-cell-range-address="totals.B4:totals.H4" chart:label-cell-address="totals.A4:totals.A4" chart:class="chart:bar">
            <chart:data-point chart:repeated="7"/>
          </chart:series>
          <chart:series chart:style-name="ch9" chart:values-cell-range-address="totals.B5:totals.H5" chart:label-cell-address="totals.A5:totals.A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B2:totals.H2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paṇḍaka</text:p>
                <draw:g>
                  <svg:desc>totals.A3:totals.A3</svg:desc>
                </draw:g>
              </table:table-cell>
              <table:table-cell office:value-type="float" office:value="3">
                <text:p>3</text:p>
                <draw:g>
                  <svg:desc>totals.B3:totals.H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473">
                <text:p>4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ubhatob­yañ­janaka</text:p>
                <draw:g>
                  <svg:desc>totals.A4:totals.A4</svg:desc>
                </draw:g>
              </table:table-cell>
              <table:table-cell office:value-type="float" office:value="0">
                <text:p>0</text:p>
                <draw:g>
                  <svg:desc>totals.B4:totals.H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apuṃsaka</text:p>
                <draw:g>
                  <svg:desc>totals.A5:totals.A5</svg:desc>
                </draw:g>
              </table:table-cell>
              <table:table-cell office:value-type="float" office:value="0">
                <text:p>0</text:p>
                <draw:g>
                  <svg:desc>totals.B5:totals.H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61">
                <text:p>261</text:p>
              </table:table-cell>
              <table:table-cell office:value-type="float" office:value="958">
                <text:p>9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percentage="true" chart:solid-type="cylinder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bar" chart:style-name="ch1">
        <chart:legend chart:legend-position="end" svg:x="12.961cm" svg:y="2.959cm" style:legend-expansion="high" chart:style-name="ch2"/>
        <chart:plot-area chart:style-name="ch3" table:cell-range-address="totals.J2:totals.Q8" chart:data-source-has-labels="both" svg:x="0.32cm" svg:y="0.18cm" svg:width="12.321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37cm" svg:y="0.18cm" svg:width="11.011cm" svg:height="6.6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totals.K2:totals.Q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s.K3:totals.Q3" chart:label-cell-address="totals.J3:totals.J3" chart:class="chart:bar">
            <chart:data-point chart:repeated="7"/>
          </chart:series>
          <chart:series chart:style-name="ch8" chart:values-cell-range-address="totals.K4:totals.Q4" chart:label-cell-address="totals.J4:totals.J4" chart:class="chart:bar">
            <chart:data-point chart:repeated="7"/>
          </chart:series>
          <chart:series chart:style-name="ch9" chart:values-cell-range-address="totals.K5:totals.Q5" chart:label-cell-address="totals.J5:totals.J5" chart:class="chart:bar">
            <chart:data-point chart:repeated="7"/>
          </chart:series>
          <chart:series chart:style-name="ch10" chart:values-cell-range-address="totals.K6:totals.Q6" chart:label-cell-address="totals.J6:totals.J6" chart:class="chart:bar">
            <chart:data-point chart:repeated="7"/>
          </chart:series>
          <chart:series chart:style-name="ch11" chart:values-cell-range-address="totals.K7:totals.Q7" chart:label-cell-address="totals.J7:totals.J7" chart:class="chart:bar">
            <chart:data-point chart:repeated="7"/>
          </chart:series>
          <chart:series chart:style-name="ch12" chart:values-cell-range-address="totals.K8:totals.Q8" chart:label-cell-address="totals.J8:totals.J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tas Early</text:p>
                <draw:g>
                  <svg:desc>totals.K2:totals.Q2</svg:desc>
                </draw:g>
              </table:table-cell>
              <table:table-cell office:value-type="string">
                <text:p>Suttas Late</text:p>
              </table:table-cell>
              <table:table-cell office:value-type="string">
                <text:p>Vinaya</text:p>
              </table:table-cell>
              <table:table-cell office:value-type="string">
                <text:p>Abhidhamma</text:p>
              </table:table-cell>
              <table:table-cell office:value-type="string">
                <text:p>Atthakatha</text:p>
              </table:table-cell>
              <table:table-cell office:value-type="string">
                <text:p>Tika</text:p>
              </table:table-cell>
              <table:table-cell office:value-type="string">
                <text:p>Anya</text:p>
              </table:table-cell>
            </table:table-row>
          </table:table-header-rows>
          <table:table-rows>
            <table:table-row>
              <table:table-cell office:value-type="string">
                <text:p>itthiliṅga</text:p>
                <draw:g>
                  <svg:desc>totals.J3:totals.J3</svg:desc>
                </draw:g>
              </table:table-cell>
              <table:table-cell office:value-type="float" office:value="1">
                <text:p>1</text:p>
                <draw:g>
                  <svg:desc>totals.K3:totals.Q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105">
                <text:p>10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purisaliṅga</text:p>
                <draw:g>
                  <svg:desc>totals.J4:totals.J4</svg:desc>
                </draw:g>
              </table:table-cell>
              <table:table-cell office:value-type="float" office:value="2">
                <text:p>2</text:p>
                <draw:g>
                  <svg:desc>totals.K4:totals.Q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tthinimitta</text:p>
                <draw:g>
                  <svg:desc>totals.J5:totals.J5</svg:desc>
                </draw:g>
              </table:table-cell>
              <table:table-cell office:value-type="float" office:value="0">
                <text:p>0</text:p>
                <draw:g>
                  <svg:desc>totals.K5:totals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urisanimitta</text:p>
                <draw:g>
                  <svg:desc>totals.J6:totals.J6</svg:desc>
                </draw:g>
              </table:table-cell>
              <table:table-cell office:value-type="float" office:value="0">
                <text:p>0</text:p>
                <draw:g>
                  <svg:desc>totals.K6:totals.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tthibyañjana</text:p>
                <draw:g>
                  <svg:desc>totals.J7:totals.J7</svg:desc>
                </draw:g>
              </table:table-cell>
              <table:table-cell office:value-type="float" office:value="0">
                <text:p>0</text:p>
                <draw:g>
                  <svg:desc>totals.K7:totals.Q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urisabyañjana</text:p>
                <draw:g>
                  <svg:desc>totals.J8:totals.J8</svg:desc>
                </draw:g>
              </table:table-cell>
              <table:table-cell office:value-type="float" office:value="0">
                <text:p>0</text:p>
                <draw:g>
                  <svg:desc>totals.K8:totals.Q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